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Video_20_photo_20_booth_20_rental_20_Long_20_Beach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2641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deo photo booth rental Long Beach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photoboothsouthpasadena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6044.97pt" draw:caption-point-x="1776.98pt" draw:caption-point-y="-6044.68pt">
              <dc:date>2024-07-22T00:00:00</dc:date>
              <text:p text:style-name="P1">link https://sites.google.com/view/360-photo-booth-rental-tustin/home</text:p>
              <text:p text:style-name="P1"><text:tab/>-Erin Edwards</text:p>
              <text:p text:style-name="P1">----</text:p>
              <text:p text:style-name="P1">document https://docs.google.com/document/d/19aZg9VzL9HIbUP4nfYPGI9VQDxUTOUklWwbmJpnIIFg/edit?usp=sharing</text:p>
              <text:p text:style-name="P1"/>
              <text:p text:style-name="P1"><text:s/>document pub https://docs.google.com/document/d/19aZg9VzL9HIbUP4nfYPGI9VQDxUTOUklWwbmJpnIIFg/pub</text:p>
              <text:p text:style-name="P1"/>
              <text:p text:style-name="P1"><text:s/>document view https://docs.google.com/document/d/19aZg9VzL9HIbUP4nfYPGI9VQDxUTOUklWwbmJpnIIFg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><text:tab/>-Erin Edwards</text:p>
              <text:p text:style-name="P1">----</text:p>
              <text:p text:style-name="P1"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ySj8MC3B2d-eZxoQyzUJ__XMSphYL19GAYK_kEsZs80/edit?usp=sharing</text:p>
              <text:p text:style-name="P1"/>
              <text:p text:style-name="P1"><text:s/>document pub https://docs.google.com/document/d/1ySj8MC3B2d-eZxoQyzUJ__XMSphYL19GAYK_kEsZs80/pub</text:p>
              <text:p text:style-name="P1"/>
              <text:p text:style-name="P1"><text:s/>document view https://docs.google.com/document/d/1ySj8MC3B2d-eZxoQyzUJ__XMSphYL19GAYK_kEsZs80/view</text:p>
              <text:p text:style-name="P1"/>
              <text:p text:style-name="P1"><text:s/>document https://docs.google.com/document/d/11Xw61Ohk_wuHXaOAb5Rv5zweIogDUd5H-xUX1gQfbN8/edit?usp=sharing</text:p>
              <text:p text:style-name="P1"/>
              <text:p text:style-name="P1"><text:s/>document pub https://docs.google.com/document/d/11Xw61Ohk_wuHXaOAb5Rv5zweIogDUd5H-xUX1gQfbN8/pub</text:p>
              <text:p text:style-name="P1"/>
              <text:p text:style-name="P1"><text:s/>document view https://docs.google.com/document/d/11Xw61Ohk_wuHXaOAb5Rv5zweIogDUd5H-xUX1gQfbN8/view</text:p>
              <text:p text:style-name="P1"/>
              <text:p text:style-name="P1"><text:s/>document https://docs.google.com/document/d/1mupIBUGWwoV3Ux_ISexNR90QmeGTGZHiHABFdeTJKhk/edit?usp=sharing</text:p>
              <text:p text:style-name="P1"/>
              <text:p text:style-name="P1"><text:s/>document pub https://docs.google.com/document/d/1mupIBUGWwoV3Ux_ISexNR90QmeGTGZHiHABFdeTJKhk/pub</text:p>
              <text:p text:style-name="P1"/>
              <text:p text:style-name="P1"><text:s/>document view https://docs.google.com/document/d/1mupIBUGWwoV3Ux_ISexNR90QmeGTGZHiHABFdeTJKhk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M_MllLGQeSRsMINEJy3xH6nrNLyhJgKVpe--iAL2SCo/edit?usp=sharing</text:p>
              <text:p text:style-name="P1"/>
              <text:p text:style-name="P1"><text:s/>document pub https://docs.google.com/document/d/1M_MllLGQeSRsMINEJy3xH6nrNLyhJgKVpe--iAL2SCo/pub</text:p>
              <text:p text:style-name="P1"/>
              <text:p text:style-name="P1"><text:s/>document view https://docs.google.com/document/d/1M_MllLGQeSRsMINEJy3xH6nrNLyhJgKVpe--iAL2SCo/view</text:p>
              <text:p text:style-name="P1"><text:tab/>-Erin Edwards</text:p>
              <text:p text:style-name="P1">----</text:p>
              <text:p text:style-name="P1">document https://docs.google.com/document/d/1FtoeDvfipxifj-4a5AeH-wQ9_KUlafijUj-tR1ZNyWk/edit?usp=sharing</text:p>
              <text:p text:style-name="P1"/>
              <text:p text:style-name="P1"><text:s/>document pub https://docs.google.com/document/d/1FtoeDvfipxifj-4a5AeH-wQ9_KUlafijUj-tR1ZNyWk/pub</text:p>
              <text:p text:style-name="P1"/>
              <text:p text:style-name="P1"><text:s/>document view https://docs.google.com/document/d/1FtoeDvfipxifj-4a5AeH-wQ9_KUlafijUj-tR1ZNyWk/view</text:p>
              <text:p text:style-name="P1"/>
              <text:p text:style-name="P1"><text:s/>document https://docs.google.com/document/d/1MLg4l_fWly-1L7BtcMwfeRwYidMR_78aB-F9m-wEWnw/edit?usp=sharing</text:p>
              <text:p text:style-name="P1"/>
              <text:p text:style-name="P1"><text:s/>document pub https://docs.google.com/document/d/1MLg4l_fWly-1L7BtcMwfeRwYidMR_78aB-F9m-wEWnw/pub</text:p>
              <text:p text:style-name="P1"/>
              <text:p text:style-name="P1"><text:s/>document view https://docs.google.com/document/d/1MLg4l_fWly-1L7BtcMwfeRwYidMR_78aB-F9m-wEWnw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Gz-UMFhRux9VA9vhb1HUOz0TnP32l-H4sVs-wwYbU60/edit?usp=sharing</text:p>
              <text:p text:style-name="P1"/>
              <text:p text:style-name="P1"><text:s/>document pub https://docs.google.com/document/d/1Gz-UMFhRux9VA9vhb1HUOz0TnP32l-H4sVs-wwYbU60/pub</text:p>
              <text:p text:style-name="P1"/>
              <text:p text:style-name="P1"><text:s/>document view https://docs.google.com/document/d/1Gz-UMFhRux9VA9vhb1HUOz0TnP32l-H4sVs-wwYbU60/view</text:p>
              <text:p text:style-name="P1"/>
              <text:p text:style-name="P1"><text:s/>document https://docs.google.com/document/d/15fhMXwGPeS0B2fX-KEbh9Tmn3VPqrFfYJI_Z6XZnLZ4/edit?usp=sharing</text:p>
              <text:p text:style-name="P1"/>
              <text:p text:style-name="P1"><text:s/>document pub https://docs.google.com/document/d/15fhMXwGPeS0B2fX-KEbh9Tmn3VPqrFfYJI_Z6XZnLZ4/pub</text:p>
              <text:p text:style-name="P1"/>
              <text:p text:style-name="P1"><text:s/>document view https://docs.google.com/document/d/15fhMXwGPeS0B2fX-KEbh9Tmn3VPqrFfYJI_Z6XZnLZ4/view</text:p>
              <text:p text:style-name="P1"/>
              <text:p text:style-name="P1"><text:s/>document https://docs.google.com/document/d/1r2SMkjd5vH3O0r9TvMh7Z7Aq7p3Dd0Rc4z6nCKagDjQ/edit?usp=sharing</text:p>
              <text:p text:style-name="P1"/>
              <text:p text:style-name="P1"><text:s/>document pub https://docs.google.com/document/d/1r2SMkjd5vH3O0r9TvMh7Z7Aq7p3Dd0Rc4z6nCKagDjQ/pub</text:p>
              <text:p text:style-name="P1"/>
              <text:p text:style-name="P1"><text:s/>document view https://docs.google.com/document/d/1r2SMkjd5vH3O0r9TvMh7Z7Aq7p3Dd0Rc4z6nCKagDjQ/view</text:p>
              <text:p text:style-name="P1"/>
              <text:p text:style-name="P1"><text:s/>link https://sites.google.com/view/photo-booth-rentals-hollywood-/homeeverlyhills/home</text:p>
              <text:p text:style-name="P1"><text:tab/>-Erin Edwards</text:p>
              <text:p text:style-name="P1">----</text:p>
              <text:p text:style-name="P1"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7KHgcKXkRnRULcMRZncn5-VE14c7XGtKWrkX9wJOMM0/edit?usp=sharing</text:p>
              <text:p text:style-name="P1"/>
              <text:p text:style-name="P1"><text:s/>document pub https://docs.google.com/document/d/17KHgcKXkRnRULcMRZncn5-VE14c7XGtKWrkX9wJOMM0/pub</text:p>
              <text:p text:style-name="P1"/>
              <text:p text:style-name="P1"><text:s/>document view https://docs.google.com/document/d/17KHgcKXkRnRULcMRZncn5-VE14c7XGtKWrkX9wJOMM0/view</text:p>
              <text:p text:style-name="P1"/>
              <text:p text:style-name="P1"><text:s/>document https://docs.google.com/document/d/165WDOEG12vJKNgzE6YDMJ-zycv22gW7st4e37qDu42c/edit?usp=sharing</text:p>
              <text:p text:style-name="P1"/>
              <text:p text:style-name="P1"><text:s/>document pub https://docs.google.com/document/d/165WDOEG12vJKNgzE6YDMJ-zycv22gW7st4e37qDu42c/pub</text:p>
              <text:p text:style-name="P1"/>
              <text:p text:style-name="P1"><text:s/>document view https://docs.google.com/document/d/165WDOEG12vJKNgzE6YDMJ-zycv22gW7st4e37qDu42c/view</text:p>
              <text:p text:style-name="P1"/>
              <text:p text:style-name="P1"><text:s/>document https://docs.google.com/document/d/1Kisb002NefIEZxMyX6fzHAQIcWdUb6c56vhVps2FQrE/edit?usp=sharing</text:p>
              <text:p text:style-name="P1"/>
              <text:p text:style-name="P1"><text:s/>document pub https://docs.google.com/document/d/1Kisb002NefIEZxMyX6fzHAQIcWdUb6c56vhVps2FQrE/pub</text:p>
              <text:p text:style-name="P1"/>
              <text:p text:style-name="P1"><text:s/>document view https://docs.google.com/document/d/1Kisb002NefIEZxMyX6fzHAQIcWdUb6c56vhVps2FQrE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S17bXs93Q-eFHepMYSfrAi_3S2EQHzpnZqQ1P6QmqZc/edit?usp=sharing</text:p>
              <text:p text:style-name="P1"/>
              <text:p text:style-name="P1"><text:s/>document pub https://docs.google.com/document/d/1S17bXs93Q-eFHepMYSfrAi_3S2EQHzpnZqQ1P6QmqZc/pub</text:p>
              <text:p text:style-name="P1"/>
              <text:p text:style-name="P1"><text:s/>document view https://docs.google.com/document/d/1S17bXs93Q-eFHepMYSfrAi_3S2EQHzpnZqQ1P6QmqZc/view</text:p>
              <text:p text:style-name="P1"><text:tab/>-Erin Edwards</text:p>
              <text:p text:style-name="P1">----</text:p>
              <text:p text:style-name="P1">document https://docs.google.com/document/d/1TcWw9mRDC3Z_kbxs8TYKFB01JUNSOey9tRX-Ne3_u84/edit?usp=sharing</text:p>
              <text:p text:style-name="P1"/>
              <text:p text:style-name="P1"><text:s/>document pub https://docs.google.com/document/d/1TcWw9mRDC3Z_kbxs8TYKFB01JUNSOey9tRX-Ne3_u84/pub</text:p>
              <text:p text:style-name="P1"/>
              <text:p text:style-name="P1"><text:s/>document view https://docs.google.com/document/d/1TcWw9mRDC3Z_kbxs8TYKFB01JUNSOey9tRX-Ne3_u84/view</text:p>
              <text:p text:style-name="P1"/>
              <text:p text:style-name="P1"><text:s/>document https://docs.google.com/document/d/1lOTf1UjaOs1ATV1gWzk5XPood2uPYs1YAJo_0udzTf8/edit?usp=sharing</text:p>
              <text:p text:style-name="P1"/>
              <text:p text:style-name="P1"><text:s/>document pub https://docs.google.com/document/d/1lOTf1UjaOs1ATV1gWzk5XPood2uPYs1YAJo_0udzTf8/pub</text:p>
              <text:p text:style-name="P1"/>
              <text:p text:style-name="P1"><text:s/>document view https://docs.google.com/document/d/1lOTf1UjaOs1ATV1gWzk5XPood2uPYs1YAJo_0udzTf8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x77jpiyjGODVYIiV98M8ZdoZAsAOumIA2Mm2MaAy3C8/edit?usp=sharing</text:p>
              <text:p text:style-name="P1"/>
              <text:p text:style-name="P1"><text:s/>document pub https://docs.google.com/document/d/1x77jpiyjGODVYIiV98M8ZdoZAsAOumIA2Mm2MaAy3C8/pub</text:p>
              <text:p text:style-name="P1"/>
              <text:p text:style-name="P1"><text:s/>document view https://docs.google.com/document/d/1x77jpiyjGODVYIiV98M8ZdoZAsAOumIA2Mm2MaAy3C8/view</text:p>
              <text:p text:style-name="P1"/>
              <text:p text:style-name="P1"><text:s/>document https://docs.google.com/document/d/1N-5xP51yyfxcvWVcgbk3rrfLTqVMrYy4jFU0tY2LZ0E/edit?usp=sharing</text:p>
              <text:p text:style-name="P1"/>
              <text:p text:style-name="P1"><text:s/>document pub https://docs.google.com/document/d/1N-5xP51yyfxcvWVcgbk3rrfLTqVMrYy4jFU0tY2LZ0E/pub</text:p>
              <text:p text:style-name="P1"/>
              <text:p text:style-name="P1"><text:s/>document view https://docs.google.com/document/d/1N-5xP51yyfxcvWVcgbk3rrfLTqVMrYy4jFU0tY2LZ0E/view</text:p>
              <text:p text:style-name="P1"/>
              <text:p text:style-name="P1"><text:s/>document https://docs.google.com/document/d/1ZflYHAZz7JArd4h_TEqxm-0HxQ0D6Vr1RIfpBoBMoTU/edit?usp=sharing</text:p>
              <text:p text:style-name="P1"/>
              <text:p text:style-name="P1"><text:s/>document pub https://docs.google.com/document/d/1ZflYHAZz7JArd4h_TEqxm-0HxQ0D6Vr1RIfpBoBMoTU/pub</text:p>
              <text:p text:style-name="P1"/>
              <text:p text:style-name="P1"><text:s/>document view https://docs.google.com/document/d/1ZflYHAZz7JArd4h_TEqxm-0HxQ0D6Vr1RIfpBoBMoTU/view</text:p>
              <text:p text:style-name="P1"/>
              <text:p text:style-name="P1"><text:s/>link https://sites.google.com/view/photo-booth-rentals-hollywood-/homeeverlyhills/home</text:p>
              <text:p text:style-name="P1"><text:tab/>-Erin Edwards</text:p>
              <text:p text:style-name="P1">----</text:p>
              <text:p text:style-name="P1">Calendar - All Day Event https://www.google.com/calendar/event?eid=OThsbWVzc2J1c3BhNGlrZTEyZjQyam5jOWs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c2hvNWZydWJtMHI5YWdkMGh2bzc0MGRwZ3M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bWZ1cnYwYzM4MXQyaWVhajhobmNpYm03NmsgNmU3NDU3Zjc5YmQ3MGFlMmRkZGIwZWM0OWMxM2IwYzEzNzJjMzI3NDNlYjIwZTBmNTE0ZDdlMDA0NmY3MWUzZkBncm91cC5jYWxlbmRhci5nb29nbGUuY29t</text:p>
              <text:p text:style-name="P1"/>
              <text:p text:style-name="P1"><text:s/>video https://youtu.be/gg9HqdfCNPU</text:p>
              <text:p text:style-name="P1"/>
              <text:p text:style-name="P1"><text:s/>video https://youtu.be/oqjwKz3NvlY</text:p>
              <text:p text:style-name="P1"/>
              <text:p text:style-name="P1"><text:s/>video https://youtu.be/sRroGoy86Gs</text:p>
              <text:p text:style-name="P1"/>
              <text:p text:style-name="P1"><text:s/>video https://youtu.be/qlzCxiTrIDk</text:p>
              <text:p text:style-name="P1"/>
              <text:p text:style-name="P1"><text:s/>video https://youtu.be/OcBdfWTa2hE</text:p>
              <text:p text:style-name="P1"/>
              <text:p text:style-name="P1"><text:s/>sheet https://docs.google.com/spreadsheets/d/13DQ5L4AkXch54CH2KkqJT07lv2IH2UyjkCT4GxNt9BE/edit#gid=0</text:p>
              <text:p text:style-name="P1"/>
              <text:p text:style-name="P1"><text:s/>sheet https://docs.google.com/spreadsheets/d/13DQ5L4AkXch54CH2KkqJT07lv2IH2UyjkCT4GxNt9BE/edit#gid=953090280</text:p>
              <text:p text:style-name="P1"/>
              <text:p text:style-name="P1"><text:s/>sheet https://docs.google.com/spreadsheets/d/13DQ5L4AkXch54CH2KkqJT07lv2IH2UyjkCT4GxNt9BE/edit#gid=1089970117</text:p>
              <text:p text:style-name="P1"/>
              <text:p text:style-name="P1"><text:s/>sheet https://docs.google.com/spreadsheets/d/13DQ5L4AkXch54CH2KkqJT07lv2IH2UyjkCT4GxNt9BE/edit#gid=1816549911</text:p>
              <text:p text:style-name="P1"/>
              <text:p text:style-name="P1"><text:s/>sheet https://docs.google.com/spreadsheets/d/13DQ5L4AkXch54CH2KkqJT07lv2IH2UyjkCT4GxNt9BE/edit#gid=996569280</text:p>
              <text:p text:style-name="P1"/>
              <text:p text:style-name="P1"><text:s/>folder HTML https://drive.google.com/drive/folders/1y0VxF3TeGqI9smrOq_iRol4coZ1LzLLa?usp=sharing</text:p>
              <text:p text:style-name="P1"/>
              <text:p text:style-name="P1"><text:s/>HTML https://drive.google.com/file/d/1YknYesaXoBGRbgjZrfTsdq6Yjmti-58Z/view?usp=sharing</text:p>
              <text:p text:style-name="P1"/>
              <text:p text:style-name="P1"><text:s/>folder Microsoft Files https://drive.google.com/drive/folders/1d0hVmvBvstTqoSrRvR12fueO0ClLR5ho?usp=sharing</text:p>
              <text:p text:style-name="P1"/>
              <text:p text:style-name="P1"><text:s/>document https://docs.google.com/document/d/1xlgPgDmk3Cf75jCtBMv0QzGpIn3GkuN40fpM3nFpiKs/edit?usp=sharing</text:p>
              <text:p text:style-name="P1"/>
              <text:p text:style-name="P1"><text:s/>document pub https://docs.google.com/document/d/1xlgPgDmk3Cf75jCtBMv0QzGpIn3GkuN40fpM3nFpiKs/pub</text:p>
              <text:p text:style-name="P1"/>
              <text:p text:style-name="P1"><text:s/>document view https://docs.google.com/document/d/1xlgPgDmk3Cf75jCtBMv0QzGpIn3GkuN40fpM3nFpiKs/view</text:p>
              <text:p text:style-name="P1"><text:tab/>-Erin Edwards</text:p>
              <text:p text:style-name="P1">----</text:p>
              <text:p text:style-name="P1">Calendar - All Day Event https://www.google.com/calendar/event?eid=NXJ0dXQ5czRzYmkxMmpxbDdsMG5jM21rb2s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NmF2aWtkbjFvb3MybThwZmlqN3BpZnNrZ2M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ZWxlaWQ1ZGt0MHFxZjByb2JrbmFmYjh1dWs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aTdiOG1sMWY2amQ5bW12NjdndXFubGhubmc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bmlzYnJwbzZkbTZpY2RoOHR0Nmdjb2FvNG8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bG5oMW5ma2VyOW5vdGtuNXM5ZmcyMjlqaWM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YmVob3ByNDN2a2I4dWZ0dGhxMGw0aGc0N2M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MjkxZHR0c2FybWMzOTlzMW9xczkwNzUwMTQ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bXRja25ia3FqM2JoZzNrdWYyMHFkYWc4MTQgNmU3NDU3Zjc5YmQ3MGFlMmRkZGIwZWM0OWMxM2IwYzEzNzJjMzI3NDNlYjIwZTBmNTE0ZDdlMDA0NmY3MWUzZkBncm91cC5jYWxlbmRhci5nb29nbGUuY29t</text:p>
              <text:p text:style-name="P1"><text:tab/>-Erin Edwards</text:p>
              <text:p text:style-name="P1">----</text:p>
              <text:p text:style-name="P1">document https://docs.google.com/document/d/1InCh91Je9H_hkebyfvGywXyrdKS5VN-yMXGyQHuoNcY/edit?usp=sharing</text:p>
              <text:p text:style-name="P1"/>
              <text:p text:style-name="P1"><text:s/>document pub https://docs.google.com/document/d/1InCh91Je9H_hkebyfvGywXyrdKS5VN-yMXGyQHuoNcY/pub</text:p>
              <text:p text:style-name="P1"/>
              <text:p text:style-name="P1"><text:s/>document view https://docs.google.com/document/d/1InCh91Je9H_hkebyfvGywXyrdKS5VN-yMXGyQHuoNcY/view</text:p>
              <text:p text:style-name="P1"/>
              <text:p text:style-name="P1"><text:s/>presentation https://docs.google.com/presentation/d/1onyfp0X8TLGPi2vHyKYvTbJLQDMPoVCxlYaqY61YnO0/edit?usp=sharing</text:p>
              <text:p text:style-name="P1"/>
              <text:p text:style-name="P1"><text:s/>presentation pub https://docs.google.com/presentation/d/1onyfp0X8TLGPi2vHyKYvTbJLQDMPoVCxlYaqY61YnO0/pub?start=true&amp;loop=true&amp;delayms=3000</text:p>
              <text:p text:style-name="P1"/>
              <text:p text:style-name="P1"><text:s/>presentation view https://docs.google.com/presentation/d/1onyfp0X8TLGPi2vHyKYvTbJLQDMPoVCxlYaqY61YnO0/view</text:p>
              <text:p text:style-name="P1"/>
              <text:p text:style-name="P1"><text:s/>presentation html https://docs.google.com/presentation/d/1onyfp0X8TLGPi2vHyKYvTbJLQDMPoVCxlYaqY61YnO0/htmlpresent</text:p>
              <text:p text:style-name="P1"/>
              <text:p text:style-name="P1"><text:s/>calendar https://calendar.google.com/calendar/embed?src=6e7457f79bd70ae2dddb0ec49c13b0c1372c32743eb20e0f514d7e0046f71e3f@group.calendar.google.com</text:p>
              <text:p text:style-name="P1"/>
              <text:p text:style-name="P1"><text:s/>Calendar - All Day Event https://www.google.com/calendar/event?eid=cG5zN3M0OTBzOHVmaWE5MnRpbGIxYWUwM3M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dDVtcTVyNmpvODBkNmU0ZzJrZzM2a3M2ZTQ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ajNwcjFjdmF2OWVhdmgwaWc0bWRqNzEwY2cgNmU3NDU3Zjc5YmQ3MGFlMmRkZGIwZWM0OWMxM2IwYzEzNzJjMzI3NDNlYjIwZTBmNTE0ZDdlMDA0NmY3MWUzZkBncm91cC5jYWxlbmRhci5nb29nbGUuY29t</text:p>
              <text:p text:style-name="P1"/>
              <text:p text:style-name="P1"><text:s/>Calendar - All Day Event https://www.google.com/calendar/event?eid=aDJqa2hzaWtnbDk2djByZDAxdjFlZmE2bDggNmU3NDU3Zjc5YmQ3MGFlMmRkZGIwZWM0OWMxM2IwYzEzNzJjMzI3NDNlYjIwZTBmNTE0ZDdlMDA0NmY3MWUzZkBncm91cC5jYWxlbmRhci5nb29nbGUuY29t</text:p>
              <text:p text:style-name="P1"><text:tab/>-Erin Edwards</text:p>
              <text:p text:style-name="P1">----</text:p>
              <text:p text:style-name="P1">#REF! </text:p>
              <text:p text:style-name="P1"/>
              <text:p text:style-name="P1"><text:s/>target url https://sites.google.com/view/longbeachweddingphotoboothrent/home</text:p>
              <text:p text:style-name="P1"/>
              <text:p text:style-name="P1"><text:s/>folder top https://drive.google.com/drive/folders/1VBYOHjowyLtpSwmnAOr9ZrVeACThB7bk?usp=sharing</text:p>
              <text:p text:style-name="P1"/>
              <text:p text:style-name="P1"><text:s/>rss feed https://news.google.com/rss/search?q=photobooth</text:p>
              <text:p text:style-name="P1"/>
              <text:p text:style-name="P1"><text:s/>folder articles https://drive.google.com/drive/folders/16LJoMCd6_2dhCBL-L9uq_lFVEdoVMJyL?usp=sharing</text:p>
              <text:p text:style-name="P1"/>
              <text:p text:style-name="P1"><text:s/>folder photos https://drive.google.com/drive/folders/1xH45iVWeUYnPEAbR4dSTH159Tp04HBvc?usp=sharing</text:p>
              <text:p text:style-name="P1"/>
              <text:p text:style-name="P1"><text:s/>folder pdfs https://drive.google.com/drive/folders/17H3505Itdd7UdkN0hvD7KL7ETKiJ400T?usp=sharing</text:p>
              <text:p text:style-name="P1"/>
              <text:p text:style-name="P1"><text:s/>folder slides https://drive.google.com/drive/folders/15lUY7DDWw9QzMdSOEORVfiEFbAgdQeRE?usp=sharing</text:p>
              <text:p text:style-name="P1"/>
              <text:p text:style-name="P1"><text:s/>photo https://drive.google.com/file/d/1PxHw7KxCjm1GrxwjsA3o4veFrDZX3rPO/view?usp=sharing</text:p>
              <text:p text:style-name="P1"/>
              <text:p text:style-name="P1"><text:s/>photo https://drive.google.com/file/d/1lG-1Vg4l8ztTkCU2Pl1dLqaE8g6cGLlf/view?usp=sharing</text:p>
              <text:p text:style-name="P1"/>
              <text:p text:style-name="P1"><text:s/>photo https://drive.google.com/file/d/1juBgQIEzg-B1Ed6O5s7PlscMG_dnDyGB/view?usp=sharing</text:p>
              <text:p text:style-name="P1"/>
              <text:p text:style-name="P1"><text:s/>photo https://drive.google.com/file/d/1vNLzp4wm1b1rb6WiLEJvLPosnepi4v3a/view?usp=sharing</text:p>
              <text:p text:style-name="P1"/>
              <text:p text:style-name="P1"><text:s/>photo https://drive.google.com/file/d/1GWBg3gEAt8mJvPiLgbOR_SVzG36LFtyb/view?usp=sharing</text:p>
              <text:p text:style-name="P1"/>
              <text:p text:style-name="P1"><text:s/>spreadsheet https://docs.google.com/spreadsheets/d/13DQ5L4AkXch54CH2KkqJT07lv2IH2UyjkCT4GxNt9BE/edit?usp=sharing</text:p>
              <text:p text:style-name="P1"/>
              <text:p text:style-name="P1"><text:s/>spreadsheet key https://docs.google.com/spreadsheet/pub?key=13DQ5L4AkXch54CH2KkqJT07lv2IH2UyjkCT4GxNt9BE</text:p>
              <text:p text:style-name="P1"/>
              <text:p text:style-name="P1"><text:s/>spreadsheet pubhtml https://docs.google.com/spreadsheets/d/13DQ5L4AkXch54CH2KkqJT07lv2IH2UyjkCT4GxNt9BE/pubhtml</text:p>
              <text:p text:style-name="P1"/>
              <text:p text:style-name="P1"><text:s/>spreadsheet pub https://docs.google.com/spreadsheets/d/13DQ5L4AkXch54CH2KkqJT07lv2IH2UyjkCT4GxNt9BE/pub</text:p>
              <text:p text:style-name="P1"/>
              <text:p text:style-name="P1"><text:s/>spreadsheet view https://docs.google.com/spreadsheets/d/13DQ5L4AkXch54CH2KkqJT07lv2IH2UyjkCT4GxNt9BE/view</text:p>
              <text:p text:style-name="P1"/>
              <text:p text:style-name="P1"><text:s/>form https://docs.google.com/forms/d/1OtdQs4Zw9F3lJLWbgAVo6-BlIF55FtladdU-5fVjcAg/edit?usp=sharing</text:p>
              <text:p text:style-name="P1"/>
              <text:p text:style-name="P1"><text:s/>drawing https://docs.google.com/drawings/d/1-KSyBIZrUkbmQqR3n34D21n5hHEr7vuP0_Arfurqn8U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photoboothsouthpasadena/home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sites.google.com/view/longbeachweddingphotoboothrent/home&quot;; image(&quot;https://api.qrserver.com/v1/create-qr-code/?size=150x150&amp;data=https://sites.google.com/view/longbeachweddingphotoboothrent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longbeachweddingphotoboothrent/home" xlink:type="simple">https://sites.google.com/view/longbeachweddingphotoboothrent/home</text:a></text:p>
          </table:table-cell>
          <table:table-cell table:style-name="ce5" table:formula="of:=HYPERLINK(&quot;https://sites.google.com/view/longbeachweddingphotoboothrent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rive.google.com/drive/folders/1VBYOHjowyLtpSwmnAOr9ZrVeACThB7bk?usp=sharing&quot;; image(&quot;https://api.qrserver.com/v1/create-qr-code/?size=150x150&amp;data=https://drive.google.com/drive/folders/1VBYOHjowyLtpSwmnAOr9ZrVeACThB7bk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VBYOHjowyLtpSwmnAOr9ZrVeACThB7bk?usp=sharing" xlink:type="simple">https://drive.google.com/drive/folders/1VBYOHjowyLtpSwmnAOr9ZrVeACThB7bk?usp=sharing</text:a></text:p>
          </table:table-cell>
          <table:table-cell table:style-name="ce5" table:formula="of:=HYPERLINK(&quot;https://drive.google.com/drive/folders/1VBYOHjowyLtpSwmnAOr9ZrVeACThB7bk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news.google.com/rss/search?q=photobooth&quot;; image(&quot;https://api.qrserver.com/v1/create-qr-code/?size=150x150&amp;data=https://news.google.com/rss/search?q=phot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photobooth" xlink:type="simple">https://news.google.com/rss/search?q=photobooth</text:a></text:p>
          </table:table-cell>
          <table:table-cell table:style-name="ce5" table:formula="of:=HYPERLINK(&quot;https://news.google.com/rss/search?q=photobooth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Video photo booth rental Long Beach Articles</text:p>
          </table:table-cell>
          <table:table-cell table:style-name="ce3" table:formula="of:=HYPERLINK(&quot;https://drive.google.com/drive/folders/16LJoMCd6_2dhCBL-L9uq_lFVEdoVMJyL?usp=sharing&quot;; image(&quot;https://api.qrserver.com/v1/create-qr-code/?size=150x150&amp;data=https://drive.google.com/drive/folders/16LJoMCd6_2dhCBL-L9uq_lFVEdoVMJyL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6LJoMCd6_2dhCBL-L9uq_lFVEdoVMJyL?usp=sharing" xlink:type="simple">https://drive.google.com/drive/folders/16LJoMCd6_2dhCBL-L9uq_lFVEdoVMJyL?usp=sharing</text:a></text:p>
          </table:table-cell>
          <table:table-cell table:style-name="ce5" table:formula="of:=HYPERLINK(&quot;https://drive.google.com/drive/folders/16LJoMCd6_2dhCBL-L9uq_lFVEdoVMJyL?usp=sharing&quot;;&quot;Video photo booth rental Long Beach Articles&quot;)" office:value-type="string" office:string-value="Video photo booth rental Long Beach Articles" calcext:value-type="string">
            <text:p>Video photo booth rental Long Beach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Video photo booth rental Long Beach Photos</text:p>
          </table:table-cell>
          <table:table-cell table:style-name="ce3" table:formula="of:=HYPERLINK(&quot;https://drive.google.com/drive/folders/1xH45iVWeUYnPEAbR4dSTH159Tp04HBvc?usp=sharing&quot;; image(&quot;https://api.qrserver.com/v1/create-qr-code/?size=150x150&amp;data=https://drive.google.com/drive/folders/1xH45iVWeUYnPEAbR4dSTH159Tp04HBvc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xH45iVWeUYnPEAbR4dSTH159Tp04HBvc?usp=sharing" xlink:type="simple">https://drive.google.com/drive/folders/1xH45iVWeUYnPEAbR4dSTH159Tp04HBvc?usp=sharing</text:a></text:p>
          </table:table-cell>
          <table:table-cell table:style-name="ce5" table:formula="of:=HYPERLINK(&quot;https://drive.google.com/drive/folders/1xH45iVWeUYnPEAbR4dSTH159Tp04HBvc?usp=sharing&quot;;&quot;Video photo booth rental Long Beach Photos&quot;)" office:value-type="string" office:string-value="Video photo booth rental Long Beach Photos" calcext:value-type="string">
            <text:p>Video photo booth rental Long Beach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Video photo booth rental Long Beach PDFs</text:p>
          </table:table-cell>
          <table:table-cell table:style-name="ce3" table:formula="of:=HYPERLINK(&quot;https://drive.google.com/drive/folders/17H3505Itdd7UdkN0hvD7KL7ETKiJ400T?usp=sharing&quot;; image(&quot;https://api.qrserver.com/v1/create-qr-code/?size=150x150&amp;data=https://drive.google.com/drive/folders/17H3505Itdd7UdkN0hvD7KL7ETKiJ400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7H3505Itdd7UdkN0hvD7KL7ETKiJ400T?usp=sharing" xlink:type="simple">https://drive.google.com/drive/folders/17H3505Itdd7UdkN0hvD7KL7ETKiJ400T?usp=sharing</text:a></text:p>
          </table:table-cell>
          <table:table-cell table:style-name="ce5" table:formula="of:=HYPERLINK(&quot;https://drive.google.com/drive/folders/17H3505Itdd7UdkN0hvD7KL7ETKiJ400T?usp=sharing&quot;;&quot;Video photo booth rental Long Beach PDFs&quot;)" office:value-type="string" office:string-value="Video photo booth rental Long Beach PDFs" calcext:value-type="string">
            <text:p>Video photo booth rental Long Beach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Video photo booth rental Long Beach Slides</text:p>
          </table:table-cell>
          <table:table-cell table:style-name="ce3" table:formula="of:=HYPERLINK(&quot;https://drive.google.com/drive/folders/15lUY7DDWw9QzMdSOEORVfiEFbAgdQeRE?usp=sharing&quot;; image(&quot;https://api.qrserver.com/v1/create-qr-code/?size=150x150&amp;data=https://drive.google.com/drive/folders/15lUY7DDWw9QzMdSOEORVfiEFbAgdQeRE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5lUY7DDWw9QzMdSOEORVfiEFbAgdQeRE?usp=sharing" xlink:type="simple">https://drive.google.com/drive/folders/15lUY7DDWw9QzMdSOEORVfiEFbAgdQeRE?usp=sharing</text:a></text:p>
          </table:table-cell>
          <table:table-cell table:style-name="ce5" table:formula="of:=HYPERLINK(&quot;https://drive.google.com/drive/folders/15lUY7DDWw9QzMdSOEORVfiEFbAgdQeRE?usp=sharing&quot;;&quot;Video photo booth rental Long Beach Slides&quot;)" office:value-type="string" office:string-value="Video photo booth rental Long Beach Slides" calcext:value-type="string">
            <text:p>Video photo booth rental Long Beach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rive.google.com/file/d/1PxHw7KxCjm1GrxwjsA3o4veFrDZX3rPO/view?usp=sharing&quot;; image(&quot;https://api.qrserver.com/v1/create-qr-code/?size=150x150&amp;data=https://drive.google.com/file/d/1PxHw7KxCjm1GrxwjsA3o4veFrDZX3rPO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PxHw7KxCjm1GrxwjsA3o4veFrDZX3rPO/view?usp=sharing" xlink:type="simple">https://drive.google.com/file/d/1PxHw7KxCjm1GrxwjsA3o4veFrDZX3rPO/view?usp=sharing</text:a></text:p>
          </table:table-cell>
          <table:table-cell table:style-name="ce5" table:formula="of:=HYPERLINK(&quot;https://drive.google.com/file/d/1PxHw7KxCjm1GrxwjsA3o4veFrDZX3rPO/view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rive.google.com/file/d/1lG-1Vg4l8ztTkCU2Pl1dLqaE8g6cGLlf/view?usp=sharing&quot;; image(&quot;https://api.qrserver.com/v1/create-qr-code/?size=150x150&amp;data=https://drive.google.com/file/d/1lG-1Vg4l8ztTkCU2Pl1dLqaE8g6cGLlf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lG-1Vg4l8ztTkCU2Pl1dLqaE8g6cGLlf/view?usp=sharing" xlink:type="simple">https://drive.google.com/file/d/1lG-1Vg4l8ztTkCU2Pl1dLqaE8g6cGLlf/view?usp=sharing</text:a></text:p>
          </table:table-cell>
          <table:table-cell table:style-name="ce5" table:formula="of:=HYPERLINK(&quot;https://drive.google.com/file/d/1lG-1Vg4l8ztTkCU2Pl1dLqaE8g6cGLlf/view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rive.google.com/file/d/1juBgQIEzg-B1Ed6O5s7PlscMG_dnDyGB/view?usp=sharing&quot;; image(&quot;https://api.qrserver.com/v1/create-qr-code/?size=150x150&amp;data=https://drive.google.com/file/d/1juBgQIEzg-B1Ed6O5s7PlscMG_dnDyGB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juBgQIEzg-B1Ed6O5s7PlscMG_dnDyGB/view?usp=sharing" xlink:type="simple">https://drive.google.com/file/d/1juBgQIEzg-B1Ed6O5s7PlscMG_dnDyGB/view?usp=sharing</text:a></text:p>
          </table:table-cell>
          <table:table-cell table:style-name="ce5" table:formula="of:=HYPERLINK(&quot;https://drive.google.com/file/d/1juBgQIEzg-B1Ed6O5s7PlscMG_dnDyGB/view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rive.google.com/file/d/1vNLzp4wm1b1rb6WiLEJvLPosnepi4v3a/view?usp=sharing&quot;; image(&quot;https://api.qrserver.com/v1/create-qr-code/?size=150x150&amp;data=https://drive.google.com/file/d/1vNLzp4wm1b1rb6WiLEJvLPosnepi4v3a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vNLzp4wm1b1rb6WiLEJvLPosnepi4v3a/view?usp=sharing" xlink:type="simple">https://drive.google.com/file/d/1vNLzp4wm1b1rb6WiLEJvLPosnepi4v3a/view?usp=sharing</text:a></text:p>
          </table:table-cell>
          <table:table-cell table:style-name="ce5" table:formula="of:=HYPERLINK(&quot;https://drive.google.com/file/d/1vNLzp4wm1b1rb6WiLEJvLPosnepi4v3a/view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rive.google.com/file/d/1GWBg3gEAt8mJvPiLgbOR_SVzG36LFtyb/view?usp=sharing&quot;; image(&quot;https://api.qrserver.com/v1/create-qr-code/?size=150x150&amp;data=https://drive.google.com/file/d/1GWBg3gEAt8mJvPiLgbOR_SVzG36LFtyb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GWBg3gEAt8mJvPiLgbOR_SVzG36LFtyb/view?usp=sharing" xlink:type="simple">https://drive.google.com/file/d/1GWBg3gEAt8mJvPiLgbOR_SVzG36LFtyb/view?usp=sharing</text:a></text:p>
          </table:table-cell>
          <table:table-cell table:style-name="ce5" table:formula="of:=HYPERLINK(&quot;https://drive.google.com/file/d/1GWBg3gEAt8mJvPiLgbOR_SVzG36LFtyb/view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ocs.google.com/spreadsheets/d/13DQ5L4AkXch54CH2KkqJT07lv2IH2UyjkCT4GxNt9BE/edit?usp=sharing&quot;; image(&quot;https://api.qrserver.com/v1/create-qr-code/?size=150x150&amp;data=https://docs.google.com/spreadsheets/d/13DQ5L4AkXch54CH2KkqJT07lv2IH2UyjkCT4GxNt9BE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edit?usp=sharing" xlink:type="simple">https://docs.google.com/spreadsheets/d/13DQ5L4AkXch54CH2KkqJT07lv2IH2UyjkCT4GxNt9BE/edit?usp=sharing</text:a></text:p>
          </table:table-cell>
          <table:table-cell table:style-name="ce5" table:formula="of:=HYPERLINK(&quot;https://docs.google.com/spreadsheets/d/13DQ5L4AkXch54CH2KkqJT07lv2IH2UyjkCT4GxNt9BE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Video photo booth rental Long Beach key</text:p>
          </table:table-cell>
          <table:table-cell table:style-name="ce3" table:formula="of:=HYPERLINK(&quot;https://docs.google.com/spreadsheet/pub?key=13DQ5L4AkXch54CH2KkqJT07lv2IH2UyjkCT4GxNt9BE&quot;; image(&quot;https://api.qrserver.com/v1/create-qr-code/?size=150x150&amp;data=https://docs.google.com/spreadsheet/pub?key=13DQ5L4AkXch54CH2KkqJT07lv2IH2UyjkCT4GxNt9B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3DQ5L4AkXch54CH2KkqJT07lv2IH2UyjkCT4GxNt9BE" xlink:type="simple">https://docs.google.com/spreadsheet/pub?key=13DQ5L4AkXch54CH2KkqJT07lv2IH2UyjkCT4GxNt9BE</text:a></text:p>
          </table:table-cell>
          <table:table-cell table:style-name="ce5" table:formula="of:=HYPERLINK(&quot;https://docs.google.com/spreadsheets/d/13DQ5L4AkXch54CH2KkqJT07lv2IH2UyjkCT4GxNt9BE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Video photo booth rental Long Beach pubhtml</text:p>
          </table:table-cell>
          <table:table-cell table:style-name="ce3" table:formula="of:=HYPERLINK(&quot;https://docs.google.com/spreadsheets/d/13DQ5L4AkXch54CH2KkqJT07lv2IH2UyjkCT4GxNt9BE/pubhtml&quot;; image(&quot;https://api.qrserver.com/v1/create-qr-code/?size=150x150&amp;data=https://docs.google.com/spreadsheets/d/13DQ5L4AkXch54CH2KkqJT07lv2IH2UyjkCT4GxNt9BE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pubhtml" xlink:type="simple">https://docs.google.com/spreadsheets/d/13DQ5L4AkXch54CH2KkqJT07lv2IH2UyjkCT4GxNt9BE/pubhtml</text:a></text:p>
          </table:table-cell>
          <table:table-cell table:style-name="ce5" table:formula="of:=HYPERLINK(&quot;https://docs.google.com/spreadsheets/d/13DQ5L4AkXch54CH2KkqJT07lv2IH2UyjkCT4GxNt9BE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Video photo booth rental Long Beach pub</text:p>
          </table:table-cell>
          <table:table-cell table:style-name="ce3" table:formula="of:=HYPERLINK(&quot;https://docs.google.com/spreadsheets/d/13DQ5L4AkXch54CH2KkqJT07lv2IH2UyjkCT4GxNt9BE/pub&quot;; image(&quot;https://api.qrserver.com/v1/create-qr-code/?size=150x150&amp;data=https://docs.google.com/spreadsheets/d/13DQ5L4AkXch54CH2KkqJT07lv2IH2UyjkCT4GxNt9BE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pub" xlink:type="simple">https://docs.google.com/spreadsheets/d/13DQ5L4AkXch54CH2KkqJT07lv2IH2UyjkCT4GxNt9BE/pub</text:a></text:p>
          </table:table-cell>
          <table:table-cell table:style-name="ce5" table:formula="of:=HYPERLINK(&quot;https://docs.google.com/spreadsheets/d/13DQ5L4AkXch54CH2KkqJT07lv2IH2UyjkCT4GxNt9BE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Video photo booth rental Long Beach view</text:p>
          </table:table-cell>
          <table:table-cell table:style-name="ce3" table:formula="of:=HYPERLINK(&quot;https://docs.google.com/spreadsheets/d/13DQ5L4AkXch54CH2KkqJT07lv2IH2UyjkCT4GxNt9BE/view&quot;; image(&quot;https://api.qrserver.com/v1/create-qr-code/?size=150x150&amp;data=https://docs.google.com/spreadsheets/d/13DQ5L4AkXch54CH2KkqJT07lv2IH2UyjkCT4GxNt9BE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view" xlink:type="simple">https://docs.google.com/spreadsheets/d/13DQ5L4AkXch54CH2KkqJT07lv2IH2UyjkCT4GxNt9BE/view</text:a></text:p>
          </table:table-cell>
          <table:table-cell table:style-name="ce5" table:formula="of:=HYPERLINK(&quot;https://docs.google.com/spreadsheets/d/13DQ5L4AkXch54CH2KkqJT07lv2IH2UyjkCT4GxNt9BE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ocs.google.com/forms/d/1OtdQs4Zw9F3lJLWbgAVo6-BlIF55FtladdU-5fVjcAg/edit?usp=sharing&quot;; image(&quot;https://api.qrserver.com/v1/create-qr-code/?size=150x150&amp;data=https://docs.google.com/forms/d/1OtdQs4Zw9F3lJLWbgAVo6-BlIF55FtladdU-5fVjcAg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OtdQs4Zw9F3lJLWbgAVo6-BlIF55FtladdU-5fVjcAg/edit?usp=sharing" xlink:type="simple">https://docs.google.com/forms/d/1OtdQs4Zw9F3lJLWbgAVo6-BlIF55FtladdU-5fVjcAg/edit?usp=sharing</text:a></text:p>
          </table:table-cell>
          <table:table-cell table:style-name="ce5" table:formula="of:=HYPERLINK(&quot;https://docs.google.com/forms/d/1OtdQs4Zw9F3lJLWbgAVo6-BlIF55FtladdU-5fVjcAg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ocs.google.com/drawings/d/1-KSyBIZrUkbmQqR3n34D21n5hHEr7vuP0_Arfurqn8U/edit?usp=sharing&quot;; image(&quot;https://api.qrserver.com/v1/create-qr-code/?size=150x150&amp;data=https://docs.google.com/drawings/d/1-KSyBIZrUkbmQqR3n34D21n5hHEr7vuP0_Arfurqn8U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-KSyBIZrUkbmQqR3n34D21n5hHEr7vuP0_Arfurqn8U/edit?usp=sharing" xlink:type="simple">https://docs.google.com/drawings/d/1-KSyBIZrUkbmQqR3n34D21n5hHEr7vuP0_Arfurqn8U/edit?usp=sharing</text:a></text:p>
          </table:table-cell>
          <table:table-cell table:style-name="ce5" table:formula="of:=HYPERLINK(&quot;https://docs.google.com/drawings/d/1-KSyBIZrUkbmQqR3n34D21n5hHEr7vuP0_Arfurqn8U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photoboothsouthpasadena/home&quot;; image(&quot;https://api.qrserver.com/v1/create-qr-code/?size=150x150&amp;data=https://sites.google.com/view/photoboothsouthpasadena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southpasadena/home" xlink:type="simple">https://sites.google.com/view/photoboothsouthpasadena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ocs.google.com/document/d/1InCh91Je9H_hkebyfvGywXyrdKS5VN-yMXGyQHuoNcY/edit?usp=sharing&quot;; image(&quot;https://api.qrserver.com/v1/create-qr-code/?size=150x150&amp;data=https://docs.google.com/document/d/1InCh91Je9H_hkebyfvGywXyrdKS5VN-yMXGyQHuoNcY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nCh91Je9H_hkebyfvGywXyrdKS5VN-yMXGyQHuoNcY/edit?usp=sharing" xlink:type="simple">https://docs.google.com/document/d/1InCh91Je9H_hkebyfvGywXyrdKS5VN-yMXGyQHuoNcY/edit?usp=sharing</text:a></text:p>
          </table:table-cell>
          <table:table-cell table:style-name="ce5" table:formula="of:=HYPERLINK(&quot;https://docs.google.com/document/d/1InCh91Je9H_hkebyfvGywXyrdKS5VN-yMXGyQHuoNcY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Video photo booth rental Long Beach pub</text:p>
          </table:table-cell>
          <table:table-cell table:style-name="ce3" table:formula="of:=HYPERLINK(&quot;https://docs.google.com/document/d/1InCh91Je9H_hkebyfvGywXyrdKS5VN-yMXGyQHuoNcY/pub&quot;; image(&quot;https://api.qrserver.com/v1/create-qr-code/?size=150x150&amp;data=https://docs.google.com/document/d/1InCh91Je9H_hkebyfvGywXyrdKS5VN-yMXGyQHuoNcY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nCh91Je9H_hkebyfvGywXyrdKS5VN-yMXGyQHuoNcY/pub" xlink:type="simple">https://docs.google.com/document/d/1InCh91Je9H_hkebyfvGywXyrdKS5VN-yMXGyQHuoNcY/pub</text:a></text:p>
          </table:table-cell>
          <table:table-cell table:style-name="ce5" table:formula="of:=HYPERLINK(&quot;https://docs.google.com/document/d/1InCh91Je9H_hkebyfvGywXyrdKS5VN-yMXGyQHuoNcY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Video photo booth rental Long Beach view</text:p>
          </table:table-cell>
          <table:table-cell table:style-name="ce3" table:formula="of:=HYPERLINK(&quot;https://docs.google.com/document/d/1InCh91Je9H_hkebyfvGywXyrdKS5VN-yMXGyQHuoNcY/view&quot;; image(&quot;https://api.qrserver.com/v1/create-qr-code/?size=150x150&amp;data=https://docs.google.com/document/d/1InCh91Je9H_hkebyfvGywXyrdKS5VN-yMXGyQHuoNcY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nCh91Je9H_hkebyfvGywXyrdKS5VN-yMXGyQHuoNcY/view" xlink:type="simple">https://docs.google.com/document/d/1InCh91Je9H_hkebyfvGywXyrdKS5VN-yMXGyQHuoNcY/view</text:a></text:p>
          </table:table-cell>
          <table:table-cell table:style-name="ce5" table:formula="of:=HYPERLINK(&quot;https://docs.google.com/document/d/1InCh91Je9H_hkebyfvGywXyrdKS5VN-yMXGyQHuoNcY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docs.google.com/presentation/d/1onyfp0X8TLGPi2vHyKYvTbJLQDMPoVCxlYaqY61YnO0/edit?usp=sharing&quot;; image(&quot;https://api.qrserver.com/v1/create-qr-code/?size=150x150&amp;data=https://docs.google.com/presentation/d/1onyfp0X8TLGPi2vHyKYvTbJLQDMPoVCxlYaqY61YnO0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onyfp0X8TLGPi2vHyKYvTbJLQDMPoVCxlYaqY61YnO0/edit?usp=sharing" xlink:type="simple">https://docs.google.com/presentation/d/1onyfp0X8TLGPi2vHyKYvTbJLQDMPoVCxlYaqY61YnO0/edit?usp=sharing</text:a></text:p>
          </table:table-cell>
          <table:table-cell table:style-name="ce5" table:formula="of:=HYPERLINK(&quot;https://docs.google.com/presentation/d/1onyfp0X8TLGPi2vHyKYvTbJLQDMPoVCxlYaqY61YnO0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Video photo booth rental Long Beach pub</text:p>
          </table:table-cell>
          <table:table-cell table:style-name="ce3" table:formula="of:=HYPERLINK(&quot;https://docs.google.com/presentation/d/1onyfp0X8TLGPi2vHyKYvTbJLQDMPoVCxlYaqY61YnO0/pub?start=true&amp;loop=true&amp;delayms=3000&quot;; image(&quot;https://api.qrserver.com/v1/create-qr-code/?size=150x150&amp;data=https://docs.google.com/presentation/d/1onyfp0X8TLGPi2vHyKYvTbJLQDMPoVCxlYaqY61YnO0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onyfp0X8TLGPi2vHyKYvTbJLQDMPoVCxlYaqY61YnO0/pub?start=true&amp;loop=true&amp;delayms=3000" xlink:type="simple">https://docs.google.com/presentation/d/1onyfp0X8TLGPi2vHyKYvTbJLQDMPoVCxlYaqY61YnO0/pub?start=true&amp;loop=true&amp;delayms=3000</text:a></text:p>
          </table:table-cell>
          <table:table-cell table:style-name="ce5" table:formula="of:=HYPERLINK(&quot;https://docs.google.com/presentation/d/1onyfp0X8TLGPi2vHyKYvTbJLQDMPoVCxlYaqY61YnO0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Video photo booth rental Long Beach view</text:p>
          </table:table-cell>
          <table:table-cell table:style-name="ce3" table:formula="of:=HYPERLINK(&quot;https://docs.google.com/presentation/d/1onyfp0X8TLGPi2vHyKYvTbJLQDMPoVCxlYaqY61YnO0/view&quot;; image(&quot;https://api.qrserver.com/v1/create-qr-code/?size=150x150&amp;data=https://docs.google.com/presentation/d/1onyfp0X8TLGPi2vHyKYvTbJLQDMPoVCxlYaqY61YnO0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onyfp0X8TLGPi2vHyKYvTbJLQDMPoVCxlYaqY61YnO0/view" xlink:type="simple">https://docs.google.com/presentation/d/1onyfp0X8TLGPi2vHyKYvTbJLQDMPoVCxlYaqY61YnO0/view</text:a></text:p>
          </table:table-cell>
          <table:table-cell table:style-name="ce5" table:formula="of:=HYPERLINK(&quot;https://docs.google.com/presentation/d/1onyfp0X8TLGPi2vHyKYvTbJLQDMPoVCxlYaqY61YnO0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Video photo booth rental Long Beach html</text:p>
          </table:table-cell>
          <table:table-cell table:style-name="ce3" table:formula="of:=HYPERLINK(&quot;https://docs.google.com/presentation/d/1onyfp0X8TLGPi2vHyKYvTbJLQDMPoVCxlYaqY61YnO0/htmlpresent&quot;; image(&quot;https://api.qrserver.com/v1/create-qr-code/?size=150x150&amp;data=https://docs.google.com/presentation/d/1onyfp0X8TLGPi2vHyKYvTbJLQDMPoVCxlYaqY61YnO0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onyfp0X8TLGPi2vHyKYvTbJLQDMPoVCxlYaqY61YnO0/htmlpresent" xlink:type="simple">https://docs.google.com/presentation/d/1onyfp0X8TLGPi2vHyKYvTbJLQDMPoVCxlYaqY61YnO0/htmlpresent</text:a></text:p>
          </table:table-cell>
          <table:table-cell table:style-name="ce5" table:formula="of:=HYPERLINK(&quot;https://docs.google.com/presentation/d/1onyfp0X8TLGPi2vHyKYvTbJLQDMPoVCxlYaqY61YnO0/edit?usp=sharing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Video photo booth rental Long Beach</text:p>
          </table:table-cell>
          <table:table-cell table:style-name="ce3" table:formula="of:=HYPERLINK(&quot;https://calendar.google.com/calendar/embed?src=6e7457f79bd70ae2dddb0ec49c13b0c1372c32743eb20e0f514d7e0046f71e3f@group.calendar.google.com&quot;; image(&quot;https://api.qrserver.com/v1/create-qr-code/?size=150x150&amp;data=https://calendar.google.com/calendar/embed?src=6e7457f79bd70ae2dddb0ec49c13b0c1372c32743eb20e0f514d7e0046f71e3f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/calendar/embed?src=6e7457f79bd70ae2dddb0ec49c13b0c1372c32743eb20e0f514d7e0046f71e3f@group.calendar.google.com" xlink:type="simple">https://calendar.google.com/calendar/embed?src=6e7457f79bd70ae2dddb0ec49c13b0c1372c32743eb20e0f514d7e0046f71e3f@group.calendar.google.com</text:a></text:p>
          </table:table-cell>
          <table:table-cell table:style-name="ce5" table:formula="of:=HYPERLINK(&quot;https://calendar.google.com/calendar/embed?src=6e7457f79bd70ae2dddb0ec49c13b0c1372c32743eb20e0f514d7e0046f71e3f@group.calendar.google.com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cG5zN3M0OTBzOHVmaWE5MnRpbGIxYWUwM3MgNmU3NDU3Zjc5YmQ3MGFlMmRkZGIwZWM0OWMxM2IwYzEzNzJjMzI3NDNlYjIwZTBmNTE0ZDdlMDA0NmY3MWUzZkBncm91cC5jYWxlbmRhci5nb29nbGUuY29t&quot;; image(&quot;https://api.qrserver.com/v1/create-qr-code/?size=150x150&amp;data=https://www.google.com/calendar/event?eid=cG5zN3M0OTBzOHVmaWE5MnRpbGIxYWUwM3M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G5zN3M0OTBzOHVmaWE5MnRpbGIxYWUwM3MgNmU3NDU3Zjc5YmQ3MGFlMmRkZGIwZWM0OWMxM2IwYzEzNzJjMzI3NDNlYjIwZTBmNTE0ZDdlMDA0NmY3MWUzZkBncm91cC5jYWxlbmRhci5nb29nbGUuY29t" xlink:type="simple">https://www.google.com/calendar/event?eid=cG5zN3M0OTBzOHVmaWE5MnRpbGIxYWUwM3M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cG5zN3M0OTBzOHVmaWE5MnRpbGIxYWUwM3M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dDVtcTVyNmpvODBkNmU0ZzJrZzM2a3M2ZTQgNmU3NDU3Zjc5YmQ3MGFlMmRkZGIwZWM0OWMxM2IwYzEzNzJjMzI3NDNlYjIwZTBmNTE0ZDdlMDA0NmY3MWUzZkBncm91cC5jYWxlbmRhci5nb29nbGUuY29t&quot;; image(&quot;https://api.qrserver.com/v1/create-qr-code/?size=150x150&amp;data=https://www.google.com/calendar/event?eid=dDVtcTVyNmpvODBkNmU0ZzJrZzM2a3M2ZTQ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DVtcTVyNmpvODBkNmU0ZzJrZzM2a3M2ZTQgNmU3NDU3Zjc5YmQ3MGFlMmRkZGIwZWM0OWMxM2IwYzEzNzJjMzI3NDNlYjIwZTBmNTE0ZDdlMDA0NmY3MWUzZkBncm91cC5jYWxlbmRhci5nb29nbGUuY29t" xlink:type="simple">https://www.google.com/calendar/event?eid=dDVtcTVyNmpvODBkNmU0ZzJrZzM2a3M2ZTQ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dDVtcTVyNmpvODBkNmU0ZzJrZzM2a3M2ZTQ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ajNwcjFjdmF2OWVhdmgwaWc0bWRqNzEwY2cgNmU3NDU3Zjc5YmQ3MGFlMmRkZGIwZWM0OWMxM2IwYzEzNzJjMzI3NDNlYjIwZTBmNTE0ZDdlMDA0NmY3MWUzZkBncm91cC5jYWxlbmRhci5nb29nbGUuY29t&quot;; image(&quot;https://api.qrserver.com/v1/create-qr-code/?size=150x150&amp;data=https://www.google.com/calendar/event?eid=ajNwcjFjdmF2OWVhdmgwaWc0bWRqNzEwY2c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jNwcjFjdmF2OWVhdmgwaWc0bWRqNzEwY2cgNmU3NDU3Zjc5YmQ3MGFlMmRkZGIwZWM0OWMxM2IwYzEzNzJjMzI3NDNlYjIwZTBmNTE0ZDdlMDA0NmY3MWUzZkBncm91cC5jYWxlbmRhci5nb29nbGUuY29t" xlink:type="simple">https://www.google.com/calendar/event?eid=ajNwcjFjdmF2OWVhdmgwaWc0bWRqNzEwY2c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ajNwcjFjdmF2OWVhdmgwaWc0bWRqNzEwY2c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aDJqa2hzaWtnbDk2djByZDAxdjFlZmE2bDggNmU3NDU3Zjc5YmQ3MGFlMmRkZGIwZWM0OWMxM2IwYzEzNzJjMzI3NDNlYjIwZTBmNTE0ZDdlMDA0NmY3MWUzZkBncm91cC5jYWxlbmRhci5nb29nbGUuY29t&quot;; image(&quot;https://api.qrserver.com/v1/create-qr-code/?size=150x150&amp;data=https://www.google.com/calendar/event?eid=aDJqa2hzaWtnbDk2djByZDAxdjFlZmE2bDg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DJqa2hzaWtnbDk2djByZDAxdjFlZmE2bDggNmU3NDU3Zjc5YmQ3MGFlMmRkZGIwZWM0OWMxM2IwYzEzNzJjMzI3NDNlYjIwZTBmNTE0ZDdlMDA0NmY3MWUzZkBncm91cC5jYWxlbmRhci5nb29nbGUuY29t" xlink:type="simple">https://www.google.com/calendar/event?eid=aDJqa2hzaWtnbDk2djByZDAxdjFlZmE2bDg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aDJqa2hzaWtnbDk2djByZDAxdjFlZmE2bDg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NXJ0dXQ5czRzYmkxMmpxbDdsMG5jM21rb2sgNmU3NDU3Zjc5YmQ3MGFlMmRkZGIwZWM0OWMxM2IwYzEzNzJjMzI3NDNlYjIwZTBmNTE0ZDdlMDA0NmY3MWUzZkBncm91cC5jYWxlbmRhci5nb29nbGUuY29t&quot;; image(&quot;https://api.qrserver.com/v1/create-qr-code/?size=150x150&amp;data=https://www.google.com/calendar/event?eid=NXJ0dXQ5czRzYmkxMmpxbDdsMG5jM21rb2s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XJ0dXQ5czRzYmkxMmpxbDdsMG5jM21rb2sgNmU3NDU3Zjc5YmQ3MGFlMmRkZGIwZWM0OWMxM2IwYzEzNzJjMzI3NDNlYjIwZTBmNTE0ZDdlMDA0NmY3MWUzZkBncm91cC5jYWxlbmRhci5nb29nbGUuY29t" xlink:type="simple">https://www.google.com/calendar/event?eid=NXJ0dXQ5czRzYmkxMmpxbDdsMG5jM21rb2s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NXJ0dXQ5czRzYmkxMmpxbDdsMG5jM21rb2s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NmF2aWtkbjFvb3MybThwZmlqN3BpZnNrZ2MgNmU3NDU3Zjc5YmQ3MGFlMmRkZGIwZWM0OWMxM2IwYzEzNzJjMzI3NDNlYjIwZTBmNTE0ZDdlMDA0NmY3MWUzZkBncm91cC5jYWxlbmRhci5nb29nbGUuY29t&quot;; image(&quot;https://api.qrserver.com/v1/create-qr-code/?size=150x150&amp;data=https://www.google.com/calendar/event?eid=NmF2aWtkbjFvb3MybThwZmlqN3BpZnNrZ2M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mF2aWtkbjFvb3MybThwZmlqN3BpZnNrZ2MgNmU3NDU3Zjc5YmQ3MGFlMmRkZGIwZWM0OWMxM2IwYzEzNzJjMzI3NDNlYjIwZTBmNTE0ZDdlMDA0NmY3MWUzZkBncm91cC5jYWxlbmRhci5nb29nbGUuY29t" xlink:type="simple">https://www.google.com/calendar/event?eid=NmF2aWtkbjFvb3MybThwZmlqN3BpZnNrZ2M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NmF2aWtkbjFvb3MybThwZmlqN3BpZnNrZ2M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ZWxlaWQ1ZGt0MHFxZjByb2JrbmFmYjh1dWsgNmU3NDU3Zjc5YmQ3MGFlMmRkZGIwZWM0OWMxM2IwYzEzNzJjMzI3NDNlYjIwZTBmNTE0ZDdlMDA0NmY3MWUzZkBncm91cC5jYWxlbmRhci5nb29nbGUuY29t&quot;; image(&quot;https://api.qrserver.com/v1/create-qr-code/?size=150x150&amp;data=https://www.google.com/calendar/event?eid=ZWxlaWQ1ZGt0MHFxZjByb2JrbmFmYjh1dWs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WxlaWQ1ZGt0MHFxZjByb2JrbmFmYjh1dWsgNmU3NDU3Zjc5YmQ3MGFlMmRkZGIwZWM0OWMxM2IwYzEzNzJjMzI3NDNlYjIwZTBmNTE0ZDdlMDA0NmY3MWUzZkBncm91cC5jYWxlbmRhci5nb29nbGUuY29t" xlink:type="simple">https://www.google.com/calendar/event?eid=ZWxlaWQ1ZGt0MHFxZjByb2JrbmFmYjh1dWs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ZWxlaWQ1ZGt0MHFxZjByb2JrbmFmYjh1dWs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aTdiOG1sMWY2amQ5bW12NjdndXFubGhubmcgNmU3NDU3Zjc5YmQ3MGFlMmRkZGIwZWM0OWMxM2IwYzEzNzJjMzI3NDNlYjIwZTBmNTE0ZDdlMDA0NmY3MWUzZkBncm91cC5jYWxlbmRhci5nb29nbGUuY29t&quot;; image(&quot;https://api.qrserver.com/v1/create-qr-code/?size=150x150&amp;data=https://www.google.com/calendar/event?eid=aTdiOG1sMWY2amQ5bW12NjdndXFubGhubmc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TdiOG1sMWY2amQ5bW12NjdndXFubGhubmcgNmU3NDU3Zjc5YmQ3MGFlMmRkZGIwZWM0OWMxM2IwYzEzNzJjMzI3NDNlYjIwZTBmNTE0ZDdlMDA0NmY3MWUzZkBncm91cC5jYWxlbmRhci5nb29nbGUuY29t" xlink:type="simple">https://www.google.com/calendar/event?eid=aTdiOG1sMWY2amQ5bW12NjdndXFubGhubmc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aTdiOG1sMWY2amQ5bW12NjdndXFubGhubmc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bmlzYnJwbzZkbTZpY2RoOHR0Nmdjb2FvNG8gNmU3NDU3Zjc5YmQ3MGFlMmRkZGIwZWM0OWMxM2IwYzEzNzJjMzI3NDNlYjIwZTBmNTE0ZDdlMDA0NmY3MWUzZkBncm91cC5jYWxlbmRhci5nb29nbGUuY29t&quot;; image(&quot;https://api.qrserver.com/v1/create-qr-code/?size=150x150&amp;data=https://www.google.com/calendar/event?eid=bmlzYnJwbzZkbTZpY2RoOHR0Nmdjb2FvNG8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mlzYnJwbzZkbTZpY2RoOHR0Nmdjb2FvNG8gNmU3NDU3Zjc5YmQ3MGFlMmRkZGIwZWM0OWMxM2IwYzEzNzJjMzI3NDNlYjIwZTBmNTE0ZDdlMDA0NmY3MWUzZkBncm91cC5jYWxlbmRhci5nb29nbGUuY29t" xlink:type="simple">https://www.google.com/calendar/event?eid=bmlzYnJwbzZkbTZpY2RoOHR0Nmdjb2FvNG8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bmlzYnJwbzZkbTZpY2RoOHR0Nmdjb2FvNG8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bG5oMW5ma2VyOW5vdGtuNXM5ZmcyMjlqaWMgNmU3NDU3Zjc5YmQ3MGFlMmRkZGIwZWM0OWMxM2IwYzEzNzJjMzI3NDNlYjIwZTBmNTE0ZDdlMDA0NmY3MWUzZkBncm91cC5jYWxlbmRhci5nb29nbGUuY29t&quot;; image(&quot;https://api.qrserver.com/v1/create-qr-code/?size=150x150&amp;data=https://www.google.com/calendar/event?eid=bG5oMW5ma2VyOW5vdGtuNXM5ZmcyMjlqaWM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G5oMW5ma2VyOW5vdGtuNXM5ZmcyMjlqaWMgNmU3NDU3Zjc5YmQ3MGFlMmRkZGIwZWM0OWMxM2IwYzEzNzJjMzI3NDNlYjIwZTBmNTE0ZDdlMDA0NmY3MWUzZkBncm91cC5jYWxlbmRhci5nb29nbGUuY29t" xlink:type="simple">https://www.google.com/calendar/event?eid=bG5oMW5ma2VyOW5vdGtuNXM5ZmcyMjlqaWM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bG5oMW5ma2VyOW5vdGtuNXM5ZmcyMjlqaWM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YmVob3ByNDN2a2I4dWZ0dGhxMGw0aGc0N2MgNmU3NDU3Zjc5YmQ3MGFlMmRkZGIwZWM0OWMxM2IwYzEzNzJjMzI3NDNlYjIwZTBmNTE0ZDdlMDA0NmY3MWUzZkBncm91cC5jYWxlbmRhci5nb29nbGUuY29t&quot;; image(&quot;https://api.qrserver.com/v1/create-qr-code/?size=150x150&amp;data=https://www.google.com/calendar/event?eid=YmVob3ByNDN2a2I4dWZ0dGhxMGw0aGc0N2M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mVob3ByNDN2a2I4dWZ0dGhxMGw0aGc0N2MgNmU3NDU3Zjc5YmQ3MGFlMmRkZGIwZWM0OWMxM2IwYzEzNzJjMzI3NDNlYjIwZTBmNTE0ZDdlMDA0NmY3MWUzZkBncm91cC5jYWxlbmRhci5nb29nbGUuY29t" xlink:type="simple">https://www.google.com/calendar/event?eid=YmVob3ByNDN2a2I4dWZ0dGhxMGw0aGc0N2M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YmVob3ByNDN2a2I4dWZ0dGhxMGw0aGc0N2M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MjkxZHR0c2FybWMzOTlzMW9xczkwNzUwMTQgNmU3NDU3Zjc5YmQ3MGFlMmRkZGIwZWM0OWMxM2IwYzEzNzJjMzI3NDNlYjIwZTBmNTE0ZDdlMDA0NmY3MWUzZkBncm91cC5jYWxlbmRhci5nb29nbGUuY29t&quot;; image(&quot;https://api.qrserver.com/v1/create-qr-code/?size=150x150&amp;data=https://www.google.com/calendar/event?eid=MjkxZHR0c2FybWMzOTlzMW9xczkwNzUwMTQ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jkxZHR0c2FybWMzOTlzMW9xczkwNzUwMTQgNmU3NDU3Zjc5YmQ3MGFlMmRkZGIwZWM0OWMxM2IwYzEzNzJjMzI3NDNlYjIwZTBmNTE0ZDdlMDA0NmY3MWUzZkBncm91cC5jYWxlbmRhci5nb29nbGUuY29t" xlink:type="simple">https://www.google.com/calendar/event?eid=MjkxZHR0c2FybWMzOTlzMW9xczkwNzUwMTQ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MjkxZHR0c2FybWMzOTlzMW9xczkwNzUwMTQ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bXRja25ia3FqM2JoZzNrdWYyMHFkYWc4MTQgNmU3NDU3Zjc5YmQ3MGFlMmRkZGIwZWM0OWMxM2IwYzEzNzJjMzI3NDNlYjIwZTBmNTE0ZDdlMDA0NmY3MWUzZkBncm91cC5jYWxlbmRhci5nb29nbGUuY29t&quot;; image(&quot;https://api.qrserver.com/v1/create-qr-code/?size=150x150&amp;data=https://www.google.com/calendar/event?eid=bXRja25ia3FqM2JoZzNrdWYyMHFkYWc4MTQ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XRja25ia3FqM2JoZzNrdWYyMHFkYWc4MTQgNmU3NDU3Zjc5YmQ3MGFlMmRkZGIwZWM0OWMxM2IwYzEzNzJjMzI3NDNlYjIwZTBmNTE0ZDdlMDA0NmY3MWUzZkBncm91cC5jYWxlbmRhci5nb29nbGUuY29t" xlink:type="simple">https://www.google.com/calendar/event?eid=bXRja25ia3FqM2JoZzNrdWYyMHFkYWc4MTQ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bXRja25ia3FqM2JoZzNrdWYyMHFkYWc4MTQ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OThsbWVzc2J1c3BhNGlrZTEyZjQyam5jOWsgNmU3NDU3Zjc5YmQ3MGFlMmRkZGIwZWM0OWMxM2IwYzEzNzJjMzI3NDNlYjIwZTBmNTE0ZDdlMDA0NmY3MWUzZkBncm91cC5jYWxlbmRhci5nb29nbGUuY29t&quot;; image(&quot;https://api.qrserver.com/v1/create-qr-code/?size=150x150&amp;data=https://www.google.com/calendar/event?eid=OThsbWVzc2J1c3BhNGlrZTEyZjQyam5jOWs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OThsbWVzc2J1c3BhNGlrZTEyZjQyam5jOWsgNmU3NDU3Zjc5YmQ3MGFlMmRkZGIwZWM0OWMxM2IwYzEzNzJjMzI3NDNlYjIwZTBmNTE0ZDdlMDA0NmY3MWUzZkBncm91cC5jYWxlbmRhci5nb29nbGUuY29t" xlink:type="simple">https://www.google.com/calendar/event?eid=OThsbWVzc2J1c3BhNGlrZTEyZjQyam5jOWs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OThsbWVzc2J1c3BhNGlrZTEyZjQyam5jOWs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c2hvNWZydWJtMHI5YWdkMGh2bzc0MGRwZ3MgNmU3NDU3Zjc5YmQ3MGFlMmRkZGIwZWM0OWMxM2IwYzEzNzJjMzI3NDNlYjIwZTBmNTE0ZDdlMDA0NmY3MWUzZkBncm91cC5jYWxlbmRhci5nb29nbGUuY29t&quot;; image(&quot;https://api.qrserver.com/v1/create-qr-code/?size=150x150&amp;data=https://www.google.com/calendar/event?eid=c2hvNWZydWJtMHI5YWdkMGh2bzc0MGRwZ3M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2hvNWZydWJtMHI5YWdkMGh2bzc0MGRwZ3MgNmU3NDU3Zjc5YmQ3MGFlMmRkZGIwZWM0OWMxM2IwYzEzNzJjMzI3NDNlYjIwZTBmNTE0ZDdlMDA0NmY3MWUzZkBncm91cC5jYWxlbmRhci5nb29nbGUuY29t" xlink:type="simple">https://www.google.com/calendar/event?eid=c2hvNWZydWJtMHI5YWdkMGh2bzc0MGRwZ3M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c2hvNWZydWJtMHI5YWdkMGh2bzc0MGRwZ3M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ideo photo booth rental Long Beach - Event</text:p>
          </table:table-cell>
          <table:table-cell table:style-name="ce3" table:formula="of:=HYPERLINK(&quot;https://www.google.com/calendar/event?eid=bWZ1cnYwYzM4MXQyaWVhajhobmNpYm03NmsgNmU3NDU3Zjc5YmQ3MGFlMmRkZGIwZWM0OWMxM2IwYzEzNzJjMzI3NDNlYjIwZTBmNTE0ZDdlMDA0NmY3MWUzZkBncm91cC5jYWxlbmRhci5nb29nbGUuY29t&quot;; image(&quot;https://api.qrserver.com/v1/create-qr-code/?size=150x150&amp;data=https://www.google.com/calendar/event?eid=bWZ1cnYwYzM4MXQyaWVhajhobmNpYm03NmsgNmU3NDU3Zjc5YmQ3MGFlMmRkZGIwZWM0OWMxM2IwYzEzNzJjMzI3NDNlYjIwZTBmNTE0ZDdlMDA0NmY3MWUzZ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WZ1cnYwYzM4MXQyaWVhajhobmNpYm03NmsgNmU3NDU3Zjc5YmQ3MGFlMmRkZGIwZWM0OWMxM2IwYzEzNzJjMzI3NDNlYjIwZTBmNTE0ZDdlMDA0NmY3MWUzZkBncm91cC5jYWxlbmRhci5nb29nbGUuY29t" xlink:type="simple">https://www.google.com/calendar/event?eid=bWZ1cnYwYzM4MXQyaWVhajhobmNpYm03NmsgNmU3NDU3Zjc5YmQ3MGFlMmRkZGIwZWM0OWMxM2IwYzEzNzJjMzI3NDNlYjIwZTBmNTE0ZDdlMDA0NmY3MWUzZkBncm91cC5jYWxlbmRhci5nb29nbGUuY29t</text:a></text:p>
          </table:table-cell>
          <table:table-cell table:style-name="ce5" table:formula="of:=HYPERLINK(&quot;https://www.google.com/calendar/event?eid=bWZ1cnYwYzM4MXQyaWVhajhobmNpYm03NmsgNmU3NDU3Zjc5YmQ3MGFlMmRkZGIwZWM0OWMxM2IwYzEzNzJjMzI3NDNlYjIwZTBmNTE0ZDdlMDA0NmY3MWUzZkBncm91cC5jYWxlbmRhci5nb29nbGUuY29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youtu.be/gg9HqdfCNPU&quot;; image(&quot;https://api.qrserver.com/v1/create-qr-code/?size=150x150&amp;data=https://youtu.be/gg9HqdfCNP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gg9HqdfCNPU" xlink:type="simple">https://youtu.be/gg9HqdfCNPU</text:a></text:p>
          </table:table-cell>
          <table:table-cell table:style-name="ce5" table:formula="of:=HYPERLINK(&quot;https://youtu.be/gg9HqdfCNPU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youtu.be/oqjwKz3NvlY&quot;; image(&quot;https://api.qrserver.com/v1/create-qr-code/?size=150x150&amp;data=https://youtu.be/oqjwKz3Nvl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oqjwKz3NvlY" xlink:type="simple">https://youtu.be/oqjwKz3NvlY</text:a></text:p>
          </table:table-cell>
          <table:table-cell table:style-name="ce5" table:formula="of:=HYPERLINK(&quot;https://youtu.be/oqjwKz3NvlY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youtu.be/sRroGoy86Gs&quot;; image(&quot;https://api.qrserver.com/v1/create-qr-code/?size=150x150&amp;data=https://youtu.be/sRroGoy86G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sRroGoy86Gs" xlink:type="simple">https://youtu.be/sRroGoy86Gs</text:a></text:p>
          </table:table-cell>
          <table:table-cell table:style-name="ce5" table:formula="of:=HYPERLINK(&quot;https://youtu.be/sRroGoy86Gs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youtu.be/qlzCxiTrIDk&quot;; image(&quot;https://api.qrserver.com/v1/create-qr-code/?size=150x150&amp;data=https://youtu.be/qlzCxiTrI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qlzCxiTrIDk" xlink:type="simple">https://youtu.be/qlzCxiTrIDk</text:a></text:p>
          </table:table-cell>
          <table:table-cell table:style-name="ce5" table:formula="of:=HYPERLINK(&quot;https://youtu.be/qlzCxiTrIDk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ideo photo booth rental Long Beach</text:p>
          </table:table-cell>
          <table:table-cell table:style-name="ce3" table:formula="of:=HYPERLINK(&quot;https://youtu.be/OcBdfWTa2hE&quot;; image(&quot;https://api.qrserver.com/v1/create-qr-code/?size=150x150&amp;data=https://youtu.be/OcBdfWTa2h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OcBdfWTa2hE" xlink:type="simple">https://youtu.be/OcBdfWTa2hE</text:a></text:p>
          </table:table-cell>
          <table:table-cell table:style-name="ce5" table:formula="of:=HYPERLINK(&quot;https://youtu.be/OcBdfWTa2h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3DQ5L4AkXch54CH2KkqJT07lv2IH2UyjkCT4GxNt9BE/edit#gid=0&quot;; image(&quot;https://api.qrserver.com/v1/create-qr-code/?size=150x150&amp;data=https://docs.google.com/spreadsheets/d/13DQ5L4AkXch54CH2KkqJT07lv2IH2UyjkCT4GxNt9BE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edit#gid=0" xlink:type="simple">https://docs.google.com/spreadsheets/d/13DQ5L4AkXch54CH2KkqJT07lv2IH2UyjkCT4GxNt9BE/edit#gid=0</text:a></text:p>
          </table:table-cell>
          <table:table-cell table:style-name="ce5" table:formula="of:=HYPERLINK(&quot;https://docs.google.com/spreadsheets/d/13DQ5L4AkXch54CH2KkqJT07lv2IH2UyjkCT4GxNt9BE/edit#gid=0&quot;;&quot;Video photo booth rental Long Beach Sheet1&quot;)" office:value-type="string" office:string-value="Video photo booth rental Long Beach Sheet1" calcext:value-type="string">
            <text:p>Video photo booth rental Long Beach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3DQ5L4AkXch54CH2KkqJT07lv2IH2UyjkCT4GxNt9BE/edit#gid=953090280&quot;; image(&quot;https://api.qrserver.com/v1/create-qr-code/?size=150x150&amp;data=https://docs.google.com/spreadsheets/d/13DQ5L4AkXch54CH2KkqJT07lv2IH2UyjkCT4GxNt9BE/edit#gid=95309028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edit#gid=953090280" xlink:type="simple">https://docs.google.com/spreadsheets/d/13DQ5L4AkXch54CH2KkqJT07lv2IH2UyjkCT4GxNt9BE/edit#gid=953090280</text:a></text:p>
          </table:table-cell>
          <table:table-cell table:style-name="ce5" table:formula="of:=HYPERLINK(&quot;https://docs.google.com/spreadsheets/d/13DQ5L4AkXch54CH2KkqJT07lv2IH2UyjkCT4GxNt9BE/edit#gid=953090280&quot;;&quot;Video photo booth rental Long Beach Keywords&quot;)" office:value-type="string" office:string-value="Video photo booth rental Long Beach Keywords" calcext:value-type="string">
            <text:p>Video photo booth rental Long Beach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3DQ5L4AkXch54CH2KkqJT07lv2IH2UyjkCT4GxNt9BE/edit#gid=1089970117&quot;; image(&quot;https://api.qrserver.com/v1/create-qr-code/?size=150x150&amp;data=https://docs.google.com/spreadsheets/d/13DQ5L4AkXch54CH2KkqJT07lv2IH2UyjkCT4GxNt9BE/edit#gid=1089970117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edit#gid=1089970117" xlink:type="simple">https://docs.google.com/spreadsheets/d/13DQ5L4AkXch54CH2KkqJT07lv2IH2UyjkCT4GxNt9BE/edit#gid=1089970117</text:a></text:p>
          </table:table-cell>
          <table:table-cell table:style-name="ce5" table:formula="of:=HYPERLINK(&quot;https://docs.google.com/spreadsheets/d/13DQ5L4AkXch54CH2KkqJT07lv2IH2UyjkCT4GxNt9BE/edit#gid=1089970117&quot;;&quot;Video photo booth rental Long Beach Content&quot;)" office:value-type="string" office:string-value="Video photo booth rental Long Beach Content" calcext:value-type="string">
            <text:p>Video photo booth rental Long Beach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3DQ5L4AkXch54CH2KkqJT07lv2IH2UyjkCT4GxNt9BE/edit#gid=1816549911&quot;; image(&quot;https://api.qrserver.com/v1/create-qr-code/?size=150x150&amp;data=https://docs.google.com/spreadsheets/d/13DQ5L4AkXch54CH2KkqJT07lv2IH2UyjkCT4GxNt9BE/edit#gid=181654991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edit#gid=1816549911" xlink:type="simple">https://docs.google.com/spreadsheets/d/13DQ5L4AkXch54CH2KkqJT07lv2IH2UyjkCT4GxNt9BE/edit#gid=1816549911</text:a></text:p>
          </table:table-cell>
          <table:table-cell table:style-name="ce5" table:formula="of:=HYPERLINK(&quot;https://docs.google.com/spreadsheets/d/13DQ5L4AkXch54CH2KkqJT07lv2IH2UyjkCT4GxNt9BE/edit#gid=1816549911&quot;;&quot;Video photo booth rental Long Beach Calendar Events&quot;)" office:value-type="string" office:string-value="Video photo booth rental Long Beach Calendar Events" calcext:value-type="string">
            <text:p>Video photo booth rental Long Beach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3DQ5L4AkXch54CH2KkqJT07lv2IH2UyjkCT4GxNt9BE/edit#gid=996569280&quot;; image(&quot;https://api.qrserver.com/v1/create-qr-code/?size=150x150&amp;data=https://docs.google.com/spreadsheets/d/13DQ5L4AkXch54CH2KkqJT07lv2IH2UyjkCT4GxNt9BE/edit#gid=99656928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edit#gid=996569280" xlink:type="simple">https://docs.google.com/spreadsheets/d/13DQ5L4AkXch54CH2KkqJT07lv2IH2UyjkCT4GxNt9BE/edit#gid=996569280</text:a></text:p>
          </table:table-cell>
          <table:table-cell table:style-name="ce5" table:formula="of:=HYPERLINK(&quot;https://docs.google.com/spreadsheets/d/13DQ5L4AkXch54CH2KkqJT07lv2IH2UyjkCT4GxNt9BE/edit#gid=996569280&quot;;&quot;Video photo booth rental Long Beach RSS Feeds&quot;)" office:value-type="string" office:string-value="Video photo booth rental Long Beach RSS Feeds" calcext:value-type="string">
            <text:p>Video photo booth rental Long Beach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Video photo booth rental Long Beach HTML</text:p>
          </table:table-cell>
          <table:table-cell/>
          <table:table-cell table:style-name="ce4" office:value-type="string" calcext:value-type="string">
            <text:p><text:a xlink:href="https://drive.google.com/drive/folders/1y0VxF3TeGqI9smrOq_iRol4coZ1LzLLa?usp=sharing" xlink:type="simple">https://drive.google.com/drive/folders/1y0VxF3TeGqI9smrOq_iRol4coZ1LzLLa?usp=sharing</text:a></text:p>
          </table:table-cell>
          <table:table-cell table:style-name="ce5" table:formula="of:=HYPERLINK(&quot;https://drive.google.com/drive/folders/1y0VxF3TeGqI9smrOq_iRol4coZ1LzLLa?usp=sharing&quot;;&quot;Video photo booth rental Long Beach HTML&quot;)" office:value-type="string" office:string-value="Video photo booth rental Long Beach HTML" calcext:value-type="string">
            <text:p>Video photo booth rental Long Beach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Video photo booth rental Long Beach.html</text:p>
          </table:table-cell>
          <table:table-cell/>
          <table:table-cell table:style-name="ce4" office:value-type="string" calcext:value-type="string">
            <text:p><text:a xlink:href="https://drive.google.com/file/d/1YknYesaXoBGRbgjZrfTsdq6Yjmti-58Z/view?usp=sharing" xlink:type="simple">https://drive.google.com/file/d/1YknYesaXoBGRbgjZrfTsdq6Yjmti-58Z/view?usp=sharing</text:a></text:p>
          </table:table-cell>
          <table:table-cell table:style-name="ce5" table:formula="of:=HYPERLINK(&quot;https://drive.google.com/file/d/1YknYesaXoBGRbgjZrfTsdq6Yjmti-58Z/view?usp=sharing&quot;;&quot;Video photo booth rental Long Beach.html&quot;)" office:value-type="string" office:string-value="Video photo booth rental Long Beach.html" calcext:value-type="string">
            <text:p>Video photo booth rental Long Beach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Video photo booth rental Long Beach MSFT</text:p>
          </table:table-cell>
          <table:table-cell/>
          <table:table-cell table:style-name="ce4" office:value-type="string" calcext:value-type="string">
            <text:p><text:a xlink:href="https://drive.google.com/drive/folders/1d0hVmvBvstTqoSrRvR12fueO0ClLR5ho?usp=sharing" xlink:type="simple">https://drive.google.com/drive/folders/1d0hVmvBvstTqoSrRvR12fueO0ClLR5ho?usp=sharing</text:a></text:p>
          </table:table-cell>
          <table:table-cell table:style-name="ce5" table:formula="of:=HYPERLINK(&quot;https://drive.google.com/drive/folders/1d0hVmvBvstTqoSrRvR12fueO0ClLR5ho?usp=sharing&quot;;&quot;Video photo booth rental Long Beach MSFT&quot;)" office:value-type="string" office:string-value="Video photo booth rental Long Beach MSFT" calcext:value-type="string">
            <text:p>Video photo booth rental Long Beach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Aliso Viejo <text:s text:c="3"/></text:p>
          </table:table-cell>
          <table:table-cell/>
          <table:table-cell table:style-name="ce4" office:value-type="string" calcext:value-type="string">
            <text:p><text:a xlink:href="https://docs.google.com/document/d/1xlgPgDmk3Cf75jCtBMv0QzGpIn3GkuN40fpM3nFpiKs/edit?usp=sharing" xlink:type="simple">https://docs.google.com/document/d/1xlgPgDmk3Cf75jCtBMv0QzGpIn3GkuN40fpM3nFpiKs/edit?usp=sharing</text:a></text:p>
          </table:table-cell>
          <table:table-cell table:style-name="ce5" table:formula="of:=HYPERLINK(&quot;https://docs.google.com/document/d/1xlgPgDmk3Cf75jCtBMv0QzGpIn3GkuN40fpM3nFpiKs/edit?usp=sharing&quot;;&quot;GIF photo booth rental Aliso Viejo    &quot;)" office:value-type="string" office:string-value="GIF photo booth rental Aliso Viejo    " calcext:value-type="string">
            <text:p>GIF photo booth rental Aliso Viejo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Aliso Viejo <text:s text:c="4"/>pub</text:p>
          </table:table-cell>
          <table:table-cell/>
          <table:table-cell table:style-name="ce4" office:value-type="string" calcext:value-type="string">
            <text:p><text:a xlink:href="https://docs.google.com/document/d/1xlgPgDmk3Cf75jCtBMv0QzGpIn3GkuN40fpM3nFpiKs/pub" xlink:type="simple">https://docs.google.com/document/d/1xlgPgDmk3Cf75jCtBMv0QzGpIn3GkuN40fpM3nFpiKs/pub</text:a></text:p>
          </table:table-cell>
          <table:table-cell table:style-name="ce5" table:formula="of:=HYPERLINK(&quot;https://docs.google.com/document/d/1xlgPgDmk3Cf75jCtBMv0QzGpIn3GkuN40fpM3nFpiKs/edit?usp=sharing&quot;;&quot;GIF photo booth rental Aliso Viejo    &quot;)" office:value-type="string" office:string-value="GIF photo booth rental Aliso Viejo    " calcext:value-type="string">
            <text:p>GIF photo booth rental Aliso Viejo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Aliso Viejo <text:s text:c="4"/>view</text:p>
          </table:table-cell>
          <table:table-cell/>
          <table:table-cell table:style-name="ce4" office:value-type="string" calcext:value-type="string">
            <text:p><text:a xlink:href="https://docs.google.com/document/d/1xlgPgDmk3Cf75jCtBMv0QzGpIn3GkuN40fpM3nFpiKs/view" xlink:type="simple">https://docs.google.com/document/d/1xlgPgDmk3Cf75jCtBMv0QzGpIn3GkuN40fpM3nFpiKs/view</text:a></text:p>
          </table:table-cell>
          <table:table-cell table:style-name="ce5" table:formula="of:=HYPERLINK(&quot;https://docs.google.com/document/d/1xlgPgDmk3Cf75jCtBMv0QzGpIn3GkuN40fpM3nFpiKs/edit?usp=sharing&quot;;&quot;GIF photo booth rental Aliso Viejo    &quot;)" office:value-type="string" office:string-value="GIF photo booth rental Aliso Viejo    " calcext:value-type="string">
            <text:p>GIF photo booth rental Aliso Viejo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La Palma</text:p>
          </table:table-cell>
          <table:table-cell/>
          <table:table-cell table:style-name="ce4" office:value-type="string" calcext:value-type="string">
            <text:p><text:a xlink:href="https://docs.google.com/document/d/1TcWw9mRDC3Z_kbxs8TYKFB01JUNSOey9tRX-Ne3_u84/edit?usp=sharing" xlink:type="simple">https://docs.google.com/document/d/1TcWw9mRDC3Z_kbxs8TYKFB01JUNSOey9tRX-Ne3_u84/edit?usp=sharing</text:a></text:p>
          </table:table-cell>
          <table:table-cell table:style-name="ce5" table:formula="of:=HYPERLINK(&quot;https://docs.google.com/document/d/1TcWw9mRDC3Z_kbxs8TYKFB01JUNSOey9tRX-Ne3_u84/edit?usp=sharing&quot;;&quot;GIF photo booth rental La Palma&quot;)" office:value-type="string" office:string-value="GIF photo booth rental La Palma" calcext:value-type="string">
            <text:p>GIF photo booth rental La Palm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La Palma pub</text:p>
          </table:table-cell>
          <table:table-cell/>
          <table:table-cell table:style-name="ce4" office:value-type="string" calcext:value-type="string">
            <text:p><text:a xlink:href="https://docs.google.com/document/d/1TcWw9mRDC3Z_kbxs8TYKFB01JUNSOey9tRX-Ne3_u84/pub" xlink:type="simple">https://docs.google.com/document/d/1TcWw9mRDC3Z_kbxs8TYKFB01JUNSOey9tRX-Ne3_u84/pub</text:a></text:p>
          </table:table-cell>
          <table:table-cell table:style-name="ce5" table:formula="of:=HYPERLINK(&quot;https://docs.google.com/document/d/1TcWw9mRDC3Z_kbxs8TYKFB01JUNSOey9tRX-Ne3_u84/edit?usp=sharing&quot;;&quot;GIF photo booth rental La Palma&quot;)" office:value-type="string" office:string-value="GIF photo booth rental La Palma" calcext:value-type="string">
            <text:p>GIF photo booth rental La Palm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La Palma view</text:p>
          </table:table-cell>
          <table:table-cell/>
          <table:table-cell table:style-name="ce4" office:value-type="string" calcext:value-type="string">
            <text:p><text:a xlink:href="https://docs.google.com/document/d/1TcWw9mRDC3Z_kbxs8TYKFB01JUNSOey9tRX-Ne3_u84/view" xlink:type="simple">https://docs.google.com/document/d/1TcWw9mRDC3Z_kbxs8TYKFB01JUNSOey9tRX-Ne3_u84/view</text:a></text:p>
          </table:table-cell>
          <table:table-cell table:style-name="ce5" table:formula="of:=HYPERLINK(&quot;https://docs.google.com/document/d/1TcWw9mRDC3Z_kbxs8TYKFB01JUNSOey9tRX-Ne3_u84/edit?usp=sharing&quot;;&quot;GIF photo booth rental La Palma&quot;)" office:value-type="string" office:string-value="GIF photo booth rental La Palma" calcext:value-type="string">
            <text:p>GIF photo booth rental La Palm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Anaheim</text:p>
          </table:table-cell>
          <table:table-cell/>
          <table:table-cell table:style-name="ce4" office:value-type="string" calcext:value-type="string">
            <text:p><text:a xlink:href="https://docs.google.com/document/d/1lOTf1UjaOs1ATV1gWzk5XPood2uPYs1YAJo_0udzTf8/edit?usp=sharing" xlink:type="simple">https://docs.google.com/document/d/1lOTf1UjaOs1ATV1gWzk5XPood2uPYs1YAJo_0udzTf8/edit?usp=sharing</text:a></text:p>
          </table:table-cell>
          <table:table-cell table:style-name="ce5" table:formula="of:=HYPERLINK(&quot;https://docs.google.com/document/d/1lOTf1UjaOs1ATV1gWzk5XPood2uPYs1YAJo_0udzTf8/edit?usp=sharing&quot;;&quot;GIF photo booth rental Anaheim&quot;)" office:value-type="string" office:string-value="GIF photo booth rental Anaheim" calcext:value-type="string">
            <text:p>GIF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Anaheim pub</text:p>
          </table:table-cell>
          <table:table-cell/>
          <table:table-cell table:style-name="ce4" office:value-type="string" calcext:value-type="string">
            <text:p><text:a xlink:href="https://docs.google.com/document/d/1lOTf1UjaOs1ATV1gWzk5XPood2uPYs1YAJo_0udzTf8/pub" xlink:type="simple">https://docs.google.com/document/d/1lOTf1UjaOs1ATV1gWzk5XPood2uPYs1YAJo_0udzTf8/pub</text:a></text:p>
          </table:table-cell>
          <table:table-cell table:style-name="ce5" table:formula="of:=HYPERLINK(&quot;https://docs.google.com/document/d/1lOTf1UjaOs1ATV1gWzk5XPood2uPYs1YAJo_0udzTf8/edit?usp=sharing&quot;;&quot;GIF photo booth rental Anaheim&quot;)" office:value-type="string" office:string-value="GIF photo booth rental Anaheim" calcext:value-type="string">
            <text:p>GIF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Anaheim view</text:p>
          </table:table-cell>
          <table:table-cell/>
          <table:table-cell table:style-name="ce4" office:value-type="string" calcext:value-type="string">
            <text:p><text:a xlink:href="https://docs.google.com/document/d/1lOTf1UjaOs1ATV1gWzk5XPood2uPYs1YAJo_0udzTf8/view" xlink:type="simple">https://docs.google.com/document/d/1lOTf1UjaOs1ATV1gWzk5XPood2uPYs1YAJo_0udzTf8/view</text:a></text:p>
          </table:table-cell>
          <table:table-cell table:style-name="ce5" table:formula="of:=HYPERLINK(&quot;https://docs.google.com/document/d/1lOTf1UjaOs1ATV1gWzk5XPood2uPYs1YAJo_0udzTf8/edit?usp=sharing&quot;;&quot;GIF photo booth rental Anaheim&quot;)" office:value-type="string" office:string-value="GIF photo booth rental Anaheim" calcext:value-type="string">
            <text:p>GIF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Lake Forest</text:p>
          </table:table-cell>
          <table:table-cell/>
          <table:table-cell table:style-name="ce4" office:value-type="string" calcext:value-type="string">
            <text:p><text:a xlink:href="https://docs.google.com/document/d/1x77jpiyjGODVYIiV98M8ZdoZAsAOumIA2Mm2MaAy3C8/edit?usp=sharing" xlink:type="simple">https://docs.google.com/document/d/1x77jpiyjGODVYIiV98M8ZdoZAsAOumIA2Mm2MaAy3C8/edit?usp=sharing</text:a></text:p>
          </table:table-cell>
          <table:table-cell table:style-name="ce5" table:formula="of:=HYPERLINK(&quot;https://docs.google.com/document/d/1x77jpiyjGODVYIiV98M8ZdoZAsAOumIA2Mm2MaAy3C8/edit?usp=sharing&quot;;&quot;GIF photo booth rental Lake Forest&quot;)" office:value-type="string" office:string-value="GIF photo booth rental Lake Forest" calcext:value-type="string">
            <text:p>GIF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Lake Forest pub</text:p>
          </table:table-cell>
          <table:table-cell/>
          <table:table-cell table:style-name="ce4" office:value-type="string" calcext:value-type="string">
            <text:p><text:a xlink:href="https://docs.google.com/document/d/1x77jpiyjGODVYIiV98M8ZdoZAsAOumIA2Mm2MaAy3C8/pub" xlink:type="simple">https://docs.google.com/document/d/1x77jpiyjGODVYIiV98M8ZdoZAsAOumIA2Mm2MaAy3C8/pub</text:a></text:p>
          </table:table-cell>
          <table:table-cell table:style-name="ce5" table:formula="of:=HYPERLINK(&quot;https://docs.google.com/document/d/1x77jpiyjGODVYIiV98M8ZdoZAsAOumIA2Mm2MaAy3C8/edit?usp=sharing&quot;;&quot;GIF photo booth rental Lake Forest&quot;)" office:value-type="string" office:string-value="GIF photo booth rental Lake Forest" calcext:value-type="string">
            <text:p>GIF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Lake Forest view</text:p>
          </table:table-cell>
          <table:table-cell/>
          <table:table-cell table:style-name="ce4" office:value-type="string" calcext:value-type="string">
            <text:p><text:a xlink:href="https://docs.google.com/document/d/1x77jpiyjGODVYIiV98M8ZdoZAsAOumIA2Mm2MaAy3C8/view" xlink:type="simple">https://docs.google.com/document/d/1x77jpiyjGODVYIiV98M8ZdoZAsAOumIA2Mm2MaAy3C8/view</text:a></text:p>
          </table:table-cell>
          <table:table-cell table:style-name="ce5" table:formula="of:=HYPERLINK(&quot;https://docs.google.com/document/d/1x77jpiyjGODVYIiV98M8ZdoZAsAOumIA2Mm2MaAy3C8/edit?usp=sharing&quot;;&quot;GIF photo booth rental Lake Forest&quot;)" office:value-type="string" office:string-value="GIF photo booth rental Lake Forest" calcext:value-type="string">
            <text:p>GIF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Balboa</text:p>
          </table:table-cell>
          <table:table-cell/>
          <table:table-cell table:style-name="ce4" office:value-type="string" calcext:value-type="string">
            <text:p><text:a xlink:href="https://docs.google.com/document/d/1N-5xP51yyfxcvWVcgbk3rrfLTqVMrYy4jFU0tY2LZ0E/edit?usp=sharing" xlink:type="simple">https://docs.google.com/document/d/1N-5xP51yyfxcvWVcgbk3rrfLTqVMrYy4jFU0tY2LZ0E/edit?usp=sharing</text:a></text:p>
          </table:table-cell>
          <table:table-cell table:style-name="ce5" table:formula="of:=HYPERLINK(&quot;https://docs.google.com/document/d/1N-5xP51yyfxcvWVcgbk3rrfLTqVMrYy4jFU0tY2LZ0E/edit?usp=sharing&quot;;&quot;GIF photo booth rental Balboa&quot;)" office:value-type="string" office:string-value="GIF photo booth rental Balboa" calcext:value-type="string">
            <text:p>GIF photo booth rental Balbo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Balboa pub</text:p>
          </table:table-cell>
          <table:table-cell/>
          <table:table-cell table:style-name="ce4" office:value-type="string" calcext:value-type="string">
            <text:p><text:a xlink:href="https://docs.google.com/document/d/1N-5xP51yyfxcvWVcgbk3rrfLTqVMrYy4jFU0tY2LZ0E/pub" xlink:type="simple">https://docs.google.com/document/d/1N-5xP51yyfxcvWVcgbk3rrfLTqVMrYy4jFU0tY2LZ0E/pub</text:a></text:p>
          </table:table-cell>
          <table:table-cell table:style-name="ce5" table:formula="of:=HYPERLINK(&quot;https://docs.google.com/document/d/1N-5xP51yyfxcvWVcgbk3rrfLTqVMrYy4jFU0tY2LZ0E/edit?usp=sharing&quot;;&quot;GIF photo booth rental Balboa&quot;)" office:value-type="string" office:string-value="GIF photo booth rental Balboa" calcext:value-type="string">
            <text:p>GIF photo booth rental Balbo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Balboa view</text:p>
          </table:table-cell>
          <table:table-cell/>
          <table:table-cell table:style-name="ce4" office:value-type="string" calcext:value-type="string">
            <text:p><text:a xlink:href="https://docs.google.com/document/d/1N-5xP51yyfxcvWVcgbk3rrfLTqVMrYy4jFU0tY2LZ0E/view" xlink:type="simple">https://docs.google.com/document/d/1N-5xP51yyfxcvWVcgbk3rrfLTqVMrYy4jFU0tY2LZ0E/view</text:a></text:p>
          </table:table-cell>
          <table:table-cell table:style-name="ce5" table:formula="of:=HYPERLINK(&quot;https://docs.google.com/document/d/1N-5xP51yyfxcvWVcgbk3rrfLTqVMrYy4jFU0tY2LZ0E/edit?usp=sharing&quot;;&quot;GIF photo booth rental Balboa&quot;)" office:value-type="string" office:string-value="GIF photo booth rental Balboa" calcext:value-type="string">
            <text:p>GIF photo booth rental Balbo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Los Alamitos</text:p>
          </table:table-cell>
          <table:table-cell/>
          <table:table-cell table:style-name="ce4" office:value-type="string" calcext:value-type="string">
            <text:p><text:a xlink:href="https://docs.google.com/document/d/1ZflYHAZz7JArd4h_TEqxm-0HxQ0D6Vr1RIfpBoBMoTU/edit?usp=sharing" xlink:type="simple">https://docs.google.com/document/d/1ZflYHAZz7JArd4h_TEqxm-0HxQ0D6Vr1RIfpBoBMoTU/edit?usp=sharing</text:a></text:p>
          </table:table-cell>
          <table:table-cell table:style-name="ce5" table:formula="of:=HYPERLINK(&quot;https://docs.google.com/document/d/1ZflYHAZz7JArd4h_TEqxm-0HxQ0D6Vr1RIfpBoBMoTU/edit?usp=sharing&quot;;&quot;GIF photo booth rental Los Alamitos&quot;)" office:value-type="string" office:string-value="GIF photo booth rental Los Alamitos" calcext:value-type="string">
            <text:p>GIF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Los Alamitos pub</text:p>
          </table:table-cell>
          <table:table-cell/>
          <table:table-cell table:style-name="ce4" office:value-type="string" calcext:value-type="string">
            <text:p><text:a xlink:href="https://docs.google.com/document/d/1ZflYHAZz7JArd4h_TEqxm-0HxQ0D6Vr1RIfpBoBMoTU/pub" xlink:type="simple">https://docs.google.com/document/d/1ZflYHAZz7JArd4h_TEqxm-0HxQ0D6Vr1RIfpBoBMoTU/pub</text:a></text:p>
          </table:table-cell>
          <table:table-cell table:style-name="ce5" table:formula="of:=HYPERLINK(&quot;https://docs.google.com/document/d/1ZflYHAZz7JArd4h_TEqxm-0HxQ0D6Vr1RIfpBoBMoTU/edit?usp=sharing&quot;;&quot;GIF photo booth rental Los Alamitos&quot;)" office:value-type="string" office:string-value="GIF photo booth rental Los Alamitos" calcext:value-type="string">
            <text:p>GIF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Los Alamitos view</text:p>
          </table:table-cell>
          <table:table-cell/>
          <table:table-cell table:style-name="ce4" office:value-type="string" calcext:value-type="string">
            <text:p><text:a xlink:href="https://docs.google.com/document/d/1ZflYHAZz7JArd4h_TEqxm-0HxQ0D6Vr1RIfpBoBMoTU/view" xlink:type="simple">https://docs.google.com/document/d/1ZflYHAZz7JArd4h_TEqxm-0HxQ0D6Vr1RIfpBoBMoTU/view</text:a></text:p>
          </table:table-cell>
          <table:table-cell table:style-name="ce5" table:formula="of:=HYPERLINK(&quot;https://docs.google.com/document/d/1ZflYHAZz7JArd4h_TEqxm-0HxQ0D6Vr1RIfpBoBMoTU/edit?usp=sharing&quot;;&quot;GIF photo booth rental Los Alamitos&quot;)" office:value-type="string" office:string-value="GIF photo booth rental Los Alamitos" calcext:value-type="string">
            <text:p>GIF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Brea</text:p>
          </table:table-cell>
          <table:table-cell/>
          <table:table-cell table:style-name="ce4" office:value-type="string" calcext:value-type="string">
            <text:p><text:a xlink:href="https://docs.google.com/document/d/17KHgcKXkRnRULcMRZncn5-VE14c7XGtKWrkX9wJOMM0/edit?usp=sharing" xlink:type="simple">https://docs.google.com/document/d/17KHgcKXkRnRULcMRZncn5-VE14c7XGtKWrkX9wJOMM0/edit?usp=sharing</text:a></text:p>
          </table:table-cell>
          <table:table-cell table:style-name="ce5" table:formula="of:=HYPERLINK(&quot;https://docs.google.com/document/d/17KHgcKXkRnRULcMRZncn5-VE14c7XGtKWrkX9wJOMM0/edit?usp=sharing&quot;;&quot;GIF photo booth rental Brea&quot;)" office:value-type="string" office:string-value="GIF photo booth rental Brea" calcext:value-type="string">
            <text:p>GIF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Brea pub</text:p>
          </table:table-cell>
          <table:table-cell/>
          <table:table-cell table:style-name="ce4" office:value-type="string" calcext:value-type="string">
            <text:p><text:a xlink:href="https://docs.google.com/document/d/17KHgcKXkRnRULcMRZncn5-VE14c7XGtKWrkX9wJOMM0/pub" xlink:type="simple">https://docs.google.com/document/d/17KHgcKXkRnRULcMRZncn5-VE14c7XGtKWrkX9wJOMM0/pub</text:a></text:p>
          </table:table-cell>
          <table:table-cell table:style-name="ce5" table:formula="of:=HYPERLINK(&quot;https://docs.google.com/document/d/17KHgcKXkRnRULcMRZncn5-VE14c7XGtKWrkX9wJOMM0/edit?usp=sharing&quot;;&quot;GIF photo booth rental Brea&quot;)" office:value-type="string" office:string-value="GIF photo booth rental Brea" calcext:value-type="string">
            <text:p>GIF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Brea view</text:p>
          </table:table-cell>
          <table:table-cell/>
          <table:table-cell table:style-name="ce4" office:value-type="string" calcext:value-type="string">
            <text:p><text:a xlink:href="https://docs.google.com/document/d/17KHgcKXkRnRULcMRZncn5-VE14c7XGtKWrkX9wJOMM0/view" xlink:type="simple">https://docs.google.com/document/d/17KHgcKXkRnRULcMRZncn5-VE14c7XGtKWrkX9wJOMM0/view</text:a></text:p>
          </table:table-cell>
          <table:table-cell table:style-name="ce5" table:formula="of:=HYPERLINK(&quot;https://docs.google.com/document/d/17KHgcKXkRnRULcMRZncn5-VE14c7XGtKWrkX9wJOMM0/edit?usp=sharing&quot;;&quot;GIF photo booth rental Brea&quot;)" office:value-type="string" office:string-value="GIF photo booth rental Brea" calcext:value-type="string">
            <text:p>GIF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Mission Viejo</text:p>
          </table:table-cell>
          <table:table-cell/>
          <table:table-cell table:style-name="ce4" office:value-type="string" calcext:value-type="string">
            <text:p><text:a xlink:href="https://docs.google.com/document/d/165WDOEG12vJKNgzE6YDMJ-zycv22gW7st4e37qDu42c/edit?usp=sharing" xlink:type="simple">https://docs.google.com/document/d/165WDOEG12vJKNgzE6YDMJ-zycv22gW7st4e37qDu42c/edit?usp=sharing</text:a></text:p>
          </table:table-cell>
          <table:table-cell table:style-name="ce5" table:formula="of:=HYPERLINK(&quot;https://docs.google.com/document/d/165WDOEG12vJKNgzE6YDMJ-zycv22gW7st4e37qDu42c/edit?usp=sharing&quot;;&quot;GIF photo booth rental Mission Viejo&quot;)" office:value-type="string" office:string-value="GIF photo booth rental Mission Viejo" calcext:value-type="string">
            <text:p>GIF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Mission Viejo pub</text:p>
          </table:table-cell>
          <table:table-cell/>
          <table:table-cell table:style-name="ce4" office:value-type="string" calcext:value-type="string">
            <text:p><text:a xlink:href="https://docs.google.com/document/d/165WDOEG12vJKNgzE6YDMJ-zycv22gW7st4e37qDu42c/pub" xlink:type="simple">https://docs.google.com/document/d/165WDOEG12vJKNgzE6YDMJ-zycv22gW7st4e37qDu42c/pub</text:a></text:p>
          </table:table-cell>
          <table:table-cell table:style-name="ce5" table:formula="of:=HYPERLINK(&quot;https://docs.google.com/document/d/165WDOEG12vJKNgzE6YDMJ-zycv22gW7st4e37qDu42c/edit?usp=sharing&quot;;&quot;GIF photo booth rental Mission Viejo&quot;)" office:value-type="string" office:string-value="GIF photo booth rental Mission Viejo" calcext:value-type="string">
            <text:p>GIF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Mission Viejo view</text:p>
          </table:table-cell>
          <table:table-cell/>
          <table:table-cell table:style-name="ce4" office:value-type="string" calcext:value-type="string">
            <text:p><text:a xlink:href="https://docs.google.com/document/d/165WDOEG12vJKNgzE6YDMJ-zycv22gW7st4e37qDu42c/view" xlink:type="simple">https://docs.google.com/document/d/165WDOEG12vJKNgzE6YDMJ-zycv22gW7st4e37qDu42c/view</text:a></text:p>
          </table:table-cell>
          <table:table-cell table:style-name="ce5" table:formula="of:=HYPERLINK(&quot;https://docs.google.com/document/d/165WDOEG12vJKNgzE6YDMJ-zycv22gW7st4e37qDu42c/edit?usp=sharing&quot;;&quot;GIF photo booth rental Mission Viejo&quot;)" office:value-type="string" office:string-value="GIF photo booth rental Mission Viejo" calcext:value-type="string">
            <text:p>GIF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Buena Park</text:p>
          </table:table-cell>
          <table:table-cell/>
          <table:table-cell table:style-name="ce4" office:value-type="string" calcext:value-type="string">
            <text:p><text:a xlink:href="https://docs.google.com/document/d/1Kisb002NefIEZxMyX6fzHAQIcWdUb6c56vhVps2FQrE/edit?usp=sharing" xlink:type="simple">https://docs.google.com/document/d/1Kisb002NefIEZxMyX6fzHAQIcWdUb6c56vhVps2FQrE/edit?usp=sharing</text:a></text:p>
          </table:table-cell>
          <table:table-cell table:style-name="ce5" table:formula="of:=HYPERLINK(&quot;https://docs.google.com/document/d/1Kisb002NefIEZxMyX6fzHAQIcWdUb6c56vhVps2FQrE/edit?usp=sharing&quot;;&quot;GIF photo booth rental Buena Park&quot;)" office:value-type="string" office:string-value="GIF photo booth rental Buena Park" calcext:value-type="string">
            <text:p>GIF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Buena Park pub</text:p>
          </table:table-cell>
          <table:table-cell/>
          <table:table-cell table:style-name="ce4" office:value-type="string" calcext:value-type="string">
            <text:p><text:a xlink:href="https://docs.google.com/document/d/1Kisb002NefIEZxMyX6fzHAQIcWdUb6c56vhVps2FQrE/pub" xlink:type="simple">https://docs.google.com/document/d/1Kisb002NefIEZxMyX6fzHAQIcWdUb6c56vhVps2FQrE/pub</text:a></text:p>
          </table:table-cell>
          <table:table-cell table:style-name="ce5" table:formula="of:=HYPERLINK(&quot;https://docs.google.com/document/d/1Kisb002NefIEZxMyX6fzHAQIcWdUb6c56vhVps2FQrE/edit?usp=sharing&quot;;&quot;GIF photo booth rental Buena Park&quot;)" office:value-type="string" office:string-value="GIF photo booth rental Buena Park" calcext:value-type="string">
            <text:p>GIF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Buena Park view</text:p>
          </table:table-cell>
          <table:table-cell/>
          <table:table-cell table:style-name="ce4" office:value-type="string" calcext:value-type="string">
            <text:p><text:a xlink:href="https://docs.google.com/document/d/1Kisb002NefIEZxMyX6fzHAQIcWdUb6c56vhVps2FQrE/view" xlink:type="simple">https://docs.google.com/document/d/1Kisb002NefIEZxMyX6fzHAQIcWdUb6c56vhVps2FQrE/view</text:a></text:p>
          </table:table-cell>
          <table:table-cell table:style-name="ce5" table:formula="of:=HYPERLINK(&quot;https://docs.google.com/document/d/1Kisb002NefIEZxMyX6fzHAQIcWdUb6c56vhVps2FQrE/edit?usp=sharing&quot;;&quot;GIF photo booth rental Buena Park&quot;)" office:value-type="string" office:string-value="GIF photo booth rental Buena Park" calcext:value-type="string">
            <text:p>GIF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Monarch Beach</text:p>
          </table:table-cell>
          <table:table-cell/>
          <table:table-cell table:style-name="ce4" office:value-type="string" calcext:value-type="string">
            <text:p><text:a xlink:href="https://docs.google.com/document/d/1S17bXs93Q-eFHepMYSfrAi_3S2EQHzpnZqQ1P6QmqZc/edit?usp=sharing" xlink:type="simple">https://docs.google.com/document/d/1S17bXs93Q-eFHepMYSfrAi_3S2EQHzpnZqQ1P6QmqZc/edit?usp=sharing</text:a></text:p>
          </table:table-cell>
          <table:table-cell table:style-name="ce5" table:formula="of:=HYPERLINK(&quot;https://docs.google.com/document/d/1S17bXs93Q-eFHepMYSfrAi_3S2EQHzpnZqQ1P6QmqZc/edit?usp=sharing&quot;;&quot;GIF photo booth rental Monarch Beach&quot;)" office:value-type="string" office:string-value="GIF photo booth rental Monarch Beach" calcext:value-type="string">
            <text:p>GIF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Monarch Beach pub</text:p>
          </table:table-cell>
          <table:table-cell/>
          <table:table-cell table:style-name="ce4" office:value-type="string" calcext:value-type="string">
            <text:p><text:a xlink:href="https://docs.google.com/document/d/1S17bXs93Q-eFHepMYSfrAi_3S2EQHzpnZqQ1P6QmqZc/pub" xlink:type="simple">https://docs.google.com/document/d/1S17bXs93Q-eFHepMYSfrAi_3S2EQHzpnZqQ1P6QmqZc/pub</text:a></text:p>
          </table:table-cell>
          <table:table-cell table:style-name="ce5" table:formula="of:=HYPERLINK(&quot;https://docs.google.com/document/d/1S17bXs93Q-eFHepMYSfrAi_3S2EQHzpnZqQ1P6QmqZc/edit?usp=sharing&quot;;&quot;GIF photo booth rental Monarch Beach&quot;)" office:value-type="string" office:string-value="GIF photo booth rental Monarch Beach" calcext:value-type="string">
            <text:p>GIF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Monarch Beach view</text:p>
          </table:table-cell>
          <table:table-cell/>
          <table:table-cell table:style-name="ce4" office:value-type="string" calcext:value-type="string">
            <text:p><text:a xlink:href="https://docs.google.com/document/d/1S17bXs93Q-eFHepMYSfrAi_3S2EQHzpnZqQ1P6QmqZc/view" xlink:type="simple">https://docs.google.com/document/d/1S17bXs93Q-eFHepMYSfrAi_3S2EQHzpnZqQ1P6QmqZc/view</text:a></text:p>
          </table:table-cell>
          <table:table-cell table:style-name="ce5" table:formula="of:=HYPERLINK(&quot;https://docs.google.com/document/d/1S17bXs93Q-eFHepMYSfrAi_3S2EQHzpnZqQ1P6QmqZc/edit?usp=sharing&quot;;&quot;GIF photo booth rental Monarch Beach&quot;)" office:value-type="string" office:string-value="GIF photo booth rental Monarch Beach" calcext:value-type="string">
            <text:p>GIF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Costa Mesa <text:s text:c="3"/></text:p>
          </table:table-cell>
          <table:table-cell/>
          <table:table-cell table:style-name="ce4" office:value-type="string" calcext:value-type="string">
            <text:p><text:a xlink:href="https://docs.google.com/document/d/1FtoeDvfipxifj-4a5AeH-wQ9_KUlafijUj-tR1ZNyWk/edit?usp=sharing" xlink:type="simple">https://docs.google.com/document/d/1FtoeDvfipxifj-4a5AeH-wQ9_KUlafijUj-tR1ZNyWk/edit?usp=sharing</text:a></text:p>
          </table:table-cell>
          <table:table-cell table:style-name="ce5" table:formula="of:=HYPERLINK(&quot;https://docs.google.com/document/d/1FtoeDvfipxifj-4a5AeH-wQ9_KUlafijUj-tR1ZNyWk/edit?usp=sharing&quot;;&quot;GIF photo booth rental Costa Mesa    &quot;)" office:value-type="string" office:string-value="GIF photo booth rental Costa Mesa    " calcext:value-type="string">
            <text:p>GIF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Costa Mesa <text:s text:c="4"/>pub</text:p>
          </table:table-cell>
          <table:table-cell/>
          <table:table-cell table:style-name="ce4" office:value-type="string" calcext:value-type="string">
            <text:p><text:a xlink:href="https://docs.google.com/document/d/1FtoeDvfipxifj-4a5AeH-wQ9_KUlafijUj-tR1ZNyWk/pub" xlink:type="simple">https://docs.google.com/document/d/1FtoeDvfipxifj-4a5AeH-wQ9_KUlafijUj-tR1ZNyWk/pub</text:a></text:p>
          </table:table-cell>
          <table:table-cell table:style-name="ce5" table:formula="of:=HYPERLINK(&quot;https://docs.google.com/document/d/1FtoeDvfipxifj-4a5AeH-wQ9_KUlafijUj-tR1ZNyWk/edit?usp=sharing&quot;;&quot;GIF photo booth rental Costa Mesa    &quot;)" office:value-type="string" office:string-value="GIF photo booth rental Costa Mesa    " calcext:value-type="string">
            <text:p>GIF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Costa Mesa <text:s text:c="4"/>view</text:p>
          </table:table-cell>
          <table:table-cell/>
          <table:table-cell table:style-name="ce4" office:value-type="string" calcext:value-type="string">
            <text:p><text:a xlink:href="https://docs.google.com/document/d/1FtoeDvfipxifj-4a5AeH-wQ9_KUlafijUj-tR1ZNyWk/view" xlink:type="simple">https://docs.google.com/document/d/1FtoeDvfipxifj-4a5AeH-wQ9_KUlafijUj-tR1ZNyWk/view</text:a></text:p>
          </table:table-cell>
          <table:table-cell table:style-name="ce5" table:formula="of:=HYPERLINK(&quot;https://docs.google.com/document/d/1FtoeDvfipxifj-4a5AeH-wQ9_KUlafijUj-tR1ZNyWk/edit?usp=sharing&quot;;&quot;GIF photo booth rental Costa Mesa    &quot;)" office:value-type="string" office:string-value="GIF photo booth rental Costa Mesa    " calcext:value-type="string">
            <text:p>GIF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Newport Beach</text:p>
          </table:table-cell>
          <table:table-cell/>
          <table:table-cell table:style-name="ce4" office:value-type="string" calcext:value-type="string">
            <text:p><text:a xlink:href="https://docs.google.com/document/d/1MLg4l_fWly-1L7BtcMwfeRwYidMR_78aB-F9m-wEWnw/edit?usp=sharing" xlink:type="simple">https://docs.google.com/document/d/1MLg4l_fWly-1L7BtcMwfeRwYidMR_78aB-F9m-wEWnw/edit?usp=sharing</text:a></text:p>
          </table:table-cell>
          <table:table-cell table:style-name="ce5" table:formula="of:=HYPERLINK(&quot;https://docs.google.com/document/d/1MLg4l_fWly-1L7BtcMwfeRwYidMR_78aB-F9m-wEWnw/edit?usp=sharing&quot;;&quot;GIF photo booth rental Newport Beach&quot;)" office:value-type="string" office:string-value="GIF photo booth rental Newport Beach" calcext:value-type="string">
            <text:p>GIF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Newport Beach pub</text:p>
          </table:table-cell>
          <table:table-cell/>
          <table:table-cell table:style-name="ce4" office:value-type="string" calcext:value-type="string">
            <text:p><text:a xlink:href="https://docs.google.com/document/d/1MLg4l_fWly-1L7BtcMwfeRwYidMR_78aB-F9m-wEWnw/pub" xlink:type="simple">https://docs.google.com/document/d/1MLg4l_fWly-1L7BtcMwfeRwYidMR_78aB-F9m-wEWnw/pub</text:a></text:p>
          </table:table-cell>
          <table:table-cell table:style-name="ce5" table:formula="of:=HYPERLINK(&quot;https://docs.google.com/document/d/1MLg4l_fWly-1L7BtcMwfeRwYidMR_78aB-F9m-wEWnw/edit?usp=sharing&quot;;&quot;GIF photo booth rental Newport Beach&quot;)" office:value-type="string" office:string-value="GIF photo booth rental Newport Beach" calcext:value-type="string">
            <text:p>GIF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Newport Beach view</text:p>
          </table:table-cell>
          <table:table-cell/>
          <table:table-cell table:style-name="ce4" office:value-type="string" calcext:value-type="string">
            <text:p><text:a xlink:href="https://docs.google.com/document/d/1MLg4l_fWly-1L7BtcMwfeRwYidMR_78aB-F9m-wEWnw/view" xlink:type="simple">https://docs.google.com/document/d/1MLg4l_fWly-1L7BtcMwfeRwYidMR_78aB-F9m-wEWnw/view</text:a></text:p>
          </table:table-cell>
          <table:table-cell table:style-name="ce5" table:formula="of:=HYPERLINK(&quot;https://docs.google.com/document/d/1MLg4l_fWly-1L7BtcMwfeRwYidMR_78aB-F9m-wEWnw/edit?usp=sharing&quot;;&quot;GIF photo booth rental Newport Beach&quot;)" office:value-type="string" office:string-value="GIF photo booth rental Newport Beach" calcext:value-type="string">
            <text:p>GIF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Corona Del Mar</text:p>
          </table:table-cell>
          <table:table-cell/>
          <table:table-cell table:style-name="ce4" office:value-type="string" calcext:value-type="string">
            <text:p><text:a xlink:href="https://docs.google.com/document/d/1Gz-UMFhRux9VA9vhb1HUOz0TnP32l-H4sVs-wwYbU60/edit?usp=sharing" xlink:type="simple">https://docs.google.com/document/d/1Gz-UMFhRux9VA9vhb1HUOz0TnP32l-H4sVs-wwYbU60/edit?usp=sharing</text:a></text:p>
          </table:table-cell>
          <table:table-cell table:style-name="ce5" table:formula="of:=HYPERLINK(&quot;https://docs.google.com/document/d/1Gz-UMFhRux9VA9vhb1HUOz0TnP32l-H4sVs-wwYbU60/edit?usp=sharing&quot;;&quot;GIF photo booth rental Corona Del Mar&quot;)" office:value-type="string" office:string-value="GIF photo booth rental Corona Del Mar" calcext:value-type="string">
            <text:p>GIF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Corona Del Mar pub</text:p>
          </table:table-cell>
          <table:table-cell/>
          <table:table-cell table:style-name="ce4" office:value-type="string" calcext:value-type="string">
            <text:p><text:a xlink:href="https://docs.google.com/document/d/1Gz-UMFhRux9VA9vhb1HUOz0TnP32l-H4sVs-wwYbU60/pub" xlink:type="simple">https://docs.google.com/document/d/1Gz-UMFhRux9VA9vhb1HUOz0TnP32l-H4sVs-wwYbU60/pub</text:a></text:p>
          </table:table-cell>
          <table:table-cell table:style-name="ce5" table:formula="of:=HYPERLINK(&quot;https://docs.google.com/document/d/1Gz-UMFhRux9VA9vhb1HUOz0TnP32l-H4sVs-wwYbU60/edit?usp=sharing&quot;;&quot;GIF photo booth rental Corona Del Mar&quot;)" office:value-type="string" office:string-value="GIF photo booth rental Corona Del Mar" calcext:value-type="string">
            <text:p>GIF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Corona Del Mar view</text:p>
          </table:table-cell>
          <table:table-cell/>
          <table:table-cell table:style-name="ce4" office:value-type="string" calcext:value-type="string">
            <text:p><text:a xlink:href="https://docs.google.com/document/d/1Gz-UMFhRux9VA9vhb1HUOz0TnP32l-H4sVs-wwYbU60/view" xlink:type="simple">https://docs.google.com/document/d/1Gz-UMFhRux9VA9vhb1HUOz0TnP32l-H4sVs-wwYbU60/view</text:a></text:p>
          </table:table-cell>
          <table:table-cell table:style-name="ce5" table:formula="of:=HYPERLINK(&quot;https://docs.google.com/document/d/1Gz-UMFhRux9VA9vhb1HUOz0TnP32l-H4sVs-wwYbU60/edit?usp=sharing&quot;;&quot;GIF photo booth rental Corona Del Mar&quot;)" office:value-type="string" office:string-value="GIF photo booth rental Corona Del Mar" calcext:value-type="string">
            <text:p>GIF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Newport Coast</text:p>
          </table:table-cell>
          <table:table-cell/>
          <table:table-cell table:style-name="ce4" office:value-type="string" calcext:value-type="string">
            <text:p><text:a xlink:href="https://docs.google.com/document/d/15fhMXwGPeS0B2fX-KEbh9Tmn3VPqrFfYJI_Z6XZnLZ4/edit?usp=sharing" xlink:type="simple">https://docs.google.com/document/d/15fhMXwGPeS0B2fX-KEbh9Tmn3VPqrFfYJI_Z6XZnLZ4/edit?usp=sharing</text:a></text:p>
          </table:table-cell>
          <table:table-cell table:style-name="ce5" table:formula="of:=HYPERLINK(&quot;https://docs.google.com/document/d/15fhMXwGPeS0B2fX-KEbh9Tmn3VPqrFfYJI_Z6XZnLZ4/edit?usp=sharing&quot;;&quot;GIF photo booth rental Newport Coast&quot;)" office:value-type="string" office:string-value="GIF photo booth rental Newport Coast" calcext:value-type="string">
            <text:p>GIF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Newport Coast pub</text:p>
          </table:table-cell>
          <table:table-cell/>
          <table:table-cell table:style-name="ce4" office:value-type="string" calcext:value-type="string">
            <text:p><text:a xlink:href="https://docs.google.com/document/d/15fhMXwGPeS0B2fX-KEbh9Tmn3VPqrFfYJI_Z6XZnLZ4/pub" xlink:type="simple">https://docs.google.com/document/d/15fhMXwGPeS0B2fX-KEbh9Tmn3VPqrFfYJI_Z6XZnLZ4/pub</text:a></text:p>
          </table:table-cell>
          <table:table-cell table:style-name="ce5" table:formula="of:=HYPERLINK(&quot;https://docs.google.com/document/d/15fhMXwGPeS0B2fX-KEbh9Tmn3VPqrFfYJI_Z6XZnLZ4/edit?usp=sharing&quot;;&quot;GIF photo booth rental Newport Coast&quot;)" office:value-type="string" office:string-value="GIF photo booth rental Newport Coast" calcext:value-type="string">
            <text:p>GIF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Newport Coast view</text:p>
          </table:table-cell>
          <table:table-cell/>
          <table:table-cell table:style-name="ce4" office:value-type="string" calcext:value-type="string">
            <text:p><text:a xlink:href="https://docs.google.com/document/d/15fhMXwGPeS0B2fX-KEbh9Tmn3VPqrFfYJI_Z6XZnLZ4/view" xlink:type="simple">https://docs.google.com/document/d/15fhMXwGPeS0B2fX-KEbh9Tmn3VPqrFfYJI_Z6XZnLZ4/view</text:a></text:p>
          </table:table-cell>
          <table:table-cell table:style-name="ce5" table:formula="of:=HYPERLINK(&quot;https://docs.google.com/document/d/15fhMXwGPeS0B2fX-KEbh9Tmn3VPqrFfYJI_Z6XZnLZ4/edit?usp=sharing&quot;;&quot;GIF photo booth rental Newport Coast&quot;)" office:value-type="string" office:string-value="GIF photo booth rental Newport Coast" calcext:value-type="string">
            <text:p>GIF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Coto de Caza</text:p>
          </table:table-cell>
          <table:table-cell/>
          <table:table-cell table:style-name="ce4" office:value-type="string" calcext:value-type="string">
            <text:p><text:a xlink:href="https://docs.google.com/document/d/1r2SMkjd5vH3O0r9TvMh7Z7Aq7p3Dd0Rc4z6nCKagDjQ/edit?usp=sharing" xlink:type="simple">https://docs.google.com/document/d/1r2SMkjd5vH3O0r9TvMh7Z7Aq7p3Dd0Rc4z6nCKagDjQ/edit?usp=sharing</text:a></text:p>
          </table:table-cell>
          <table:table-cell table:style-name="ce5" table:formula="of:=HYPERLINK(&quot;https://docs.google.com/document/d/1r2SMkjd5vH3O0r9TvMh7Z7Aq7p3Dd0Rc4z6nCKagDjQ/edit?usp=sharing&quot;;&quot;GIF photo booth rental Coto de Caza&quot;)" office:value-type="string" office:string-value="GIF photo booth rental Coto de Caza" calcext:value-type="string">
            <text:p>GIF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Coto de Caza pub</text:p>
          </table:table-cell>
          <table:table-cell/>
          <table:table-cell table:style-name="ce4" office:value-type="string" calcext:value-type="string">
            <text:p><text:a xlink:href="https://docs.google.com/document/d/1r2SMkjd5vH3O0r9TvMh7Z7Aq7p3Dd0Rc4z6nCKagDjQ/pub" xlink:type="simple">https://docs.google.com/document/d/1r2SMkjd5vH3O0r9TvMh7Z7Aq7p3Dd0Rc4z6nCKagDjQ/pub</text:a></text:p>
          </table:table-cell>
          <table:table-cell table:style-name="ce5" table:formula="of:=HYPERLINK(&quot;https://docs.google.com/document/d/1r2SMkjd5vH3O0r9TvMh7Z7Aq7p3Dd0Rc4z6nCKagDjQ/edit?usp=sharing&quot;;&quot;GIF photo booth rental Coto de Caza&quot;)" office:value-type="string" office:string-value="GIF photo booth rental Coto de Caza" calcext:value-type="string">
            <text:p>GIF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Coto de Caza view</text:p>
          </table:table-cell>
          <table:table-cell/>
          <table:table-cell table:style-name="ce4" office:value-type="string" calcext:value-type="string">
            <text:p><text:a xlink:href="https://docs.google.com/document/d/1r2SMkjd5vH3O0r9TvMh7Z7Aq7p3Dd0Rc4z6nCKagDjQ/view" xlink:type="simple">https://docs.google.com/document/d/1r2SMkjd5vH3O0r9TvMh7Z7Aq7p3Dd0Rc4z6nCKagDjQ/view</text:a></text:p>
          </table:table-cell>
          <table:table-cell table:style-name="ce5" table:formula="of:=HYPERLINK(&quot;https://docs.google.com/document/d/1r2SMkjd5vH3O0r9TvMh7Z7Aq7p3Dd0Rc4z6nCKagDjQ/edit?usp=sharing&quot;;&quot;GIF photo booth rental Coto de Caza&quot;)" office:value-type="string" office:string-value="GIF photo booth rental Coto de Caza" calcext:value-type="string">
            <text:p>GIF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Orange</text:p>
          </table:table-cell>
          <table:table-cell/>
          <table:table-cell table:style-name="ce4" office:value-type="string" calcext:value-type="string">
            <text:p><text:a xlink:href="https://docs.google.com/document/d/1ySj8MC3B2d-eZxoQyzUJ__XMSphYL19GAYK_kEsZs80/edit?usp=sharing" xlink:type="simple">https://docs.google.com/document/d/1ySj8MC3B2d-eZxoQyzUJ__XMSphYL19GAYK_kEsZs80/edit?usp=sharing</text:a></text:p>
          </table:table-cell>
          <table:table-cell table:style-name="ce5" table:formula="of:=HYPERLINK(&quot;https://docs.google.com/document/d/1ySj8MC3B2d-eZxoQyzUJ__XMSphYL19GAYK_kEsZs80/edit?usp=sharing&quot;;&quot;GIF photo booth rental Orange&quot;)" office:value-type="string" office:string-value="GIF photo booth rental Orange" calcext:value-type="string">
            <text:p>GIF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Orange pub</text:p>
          </table:table-cell>
          <table:table-cell/>
          <table:table-cell table:style-name="ce4" office:value-type="string" calcext:value-type="string">
            <text:p><text:a xlink:href="https://docs.google.com/document/d/1ySj8MC3B2d-eZxoQyzUJ__XMSphYL19GAYK_kEsZs80/pub" xlink:type="simple">https://docs.google.com/document/d/1ySj8MC3B2d-eZxoQyzUJ__XMSphYL19GAYK_kEsZs80/pub</text:a></text:p>
          </table:table-cell>
          <table:table-cell table:style-name="ce5" table:formula="of:=HYPERLINK(&quot;https://docs.google.com/document/d/1ySj8MC3B2d-eZxoQyzUJ__XMSphYL19GAYK_kEsZs80/edit?usp=sharing&quot;;&quot;GIF photo booth rental Orange&quot;)" office:value-type="string" office:string-value="GIF photo booth rental Orange" calcext:value-type="string">
            <text:p>GIF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Orange view</text:p>
          </table:table-cell>
          <table:table-cell/>
          <table:table-cell table:style-name="ce4" office:value-type="string" calcext:value-type="string">
            <text:p><text:a xlink:href="https://docs.google.com/document/d/1ySj8MC3B2d-eZxoQyzUJ__XMSphYL19GAYK_kEsZs80/view" xlink:type="simple">https://docs.google.com/document/d/1ySj8MC3B2d-eZxoQyzUJ__XMSphYL19GAYK_kEsZs80/view</text:a></text:p>
          </table:table-cell>
          <table:table-cell table:style-name="ce5" table:formula="of:=HYPERLINK(&quot;https://docs.google.com/document/d/1ySj8MC3B2d-eZxoQyzUJ__XMSphYL19GAYK_kEsZs80/edit?usp=sharing&quot;;&quot;GIF photo booth rental Orange&quot;)" office:value-type="string" office:string-value="GIF photo booth rental Orange" calcext:value-type="string">
            <text:p>GIF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Cypress <text:s text:c="3"/></text:p>
          </table:table-cell>
          <table:table-cell/>
          <table:table-cell table:style-name="ce4" office:value-type="string" calcext:value-type="string">
            <text:p><text:a xlink:href="https://docs.google.com/document/d/11Xw61Ohk_wuHXaOAb5Rv5zweIogDUd5H-xUX1gQfbN8/edit?usp=sharing" xlink:type="simple">https://docs.google.com/document/d/11Xw61Ohk_wuHXaOAb5Rv5zweIogDUd5H-xUX1gQfbN8/edit?usp=sharing</text:a></text:p>
          </table:table-cell>
          <table:table-cell table:style-name="ce5" table:formula="of:=HYPERLINK(&quot;https://docs.google.com/document/d/11Xw61Ohk_wuHXaOAb5Rv5zweIogDUd5H-xUX1gQfbN8/edit?usp=sharing&quot;;&quot;GIF photo booth rental Cypress    &quot;)" office:value-type="string" office:string-value="GIF photo booth rental Cypress    " calcext:value-type="string">
            <text:p>GIF photo booth rental Cypress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Cypress <text:s text:c="4"/>pub</text:p>
          </table:table-cell>
          <table:table-cell/>
          <table:table-cell table:style-name="ce4" office:value-type="string" calcext:value-type="string">
            <text:p><text:a xlink:href="https://docs.google.com/document/d/11Xw61Ohk_wuHXaOAb5Rv5zweIogDUd5H-xUX1gQfbN8/pub" xlink:type="simple">https://docs.google.com/document/d/11Xw61Ohk_wuHXaOAb5Rv5zweIogDUd5H-xUX1gQfbN8/pub</text:a></text:p>
          </table:table-cell>
          <table:table-cell table:style-name="ce5" table:formula="of:=HYPERLINK(&quot;https://docs.google.com/document/d/11Xw61Ohk_wuHXaOAb5Rv5zweIogDUd5H-xUX1gQfbN8/edit?usp=sharing&quot;;&quot;GIF photo booth rental Cypress    &quot;)" office:value-type="string" office:string-value="GIF photo booth rental Cypress    " calcext:value-type="string">
            <text:p>GIF photo booth rental Cypress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Cypress <text:s text:c="4"/>view</text:p>
          </table:table-cell>
          <table:table-cell/>
          <table:table-cell table:style-name="ce4" office:value-type="string" calcext:value-type="string">
            <text:p><text:a xlink:href="https://docs.google.com/document/d/11Xw61Ohk_wuHXaOAb5Rv5zweIogDUd5H-xUX1gQfbN8/view" xlink:type="simple">https://docs.google.com/document/d/11Xw61Ohk_wuHXaOAb5Rv5zweIogDUd5H-xUX1gQfbN8/view</text:a></text:p>
          </table:table-cell>
          <table:table-cell table:style-name="ce5" table:formula="of:=HYPERLINK(&quot;https://docs.google.com/document/d/11Xw61Ohk_wuHXaOAb5Rv5zweIogDUd5H-xUX1gQfbN8/edit?usp=sharing&quot;;&quot;GIF photo booth rental Cypress    &quot;)" office:value-type="string" office:string-value="GIF photo booth rental Cypress    " calcext:value-type="string">
            <text:p>GIF photo booth rental Cypress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Placentia</text:p>
          </table:table-cell>
          <table:table-cell/>
          <table:table-cell table:style-name="ce4" office:value-type="string" calcext:value-type="string">
            <text:p><text:a xlink:href="https://docs.google.com/document/d/1mupIBUGWwoV3Ux_ISexNR90QmeGTGZHiHABFdeTJKhk/edit?usp=sharing" xlink:type="simple">https://docs.google.com/document/d/1mupIBUGWwoV3Ux_ISexNR90QmeGTGZHiHABFdeTJKhk/edit?usp=sharing</text:a></text:p>
          </table:table-cell>
          <table:table-cell table:style-name="ce5" table:formula="of:=HYPERLINK(&quot;https://docs.google.com/document/d/1mupIBUGWwoV3Ux_ISexNR90QmeGTGZHiHABFdeTJKhk/edit?usp=sharing&quot;;&quot;GIF photo booth rental Placentia&quot;)" office:value-type="string" office:string-value="GIF photo booth rental Placentia" calcext:value-type="string">
            <text:p>GIF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Placentia pub</text:p>
          </table:table-cell>
          <table:table-cell/>
          <table:table-cell table:style-name="ce4" office:value-type="string" calcext:value-type="string">
            <text:p><text:a xlink:href="https://docs.google.com/document/d/1mupIBUGWwoV3Ux_ISexNR90QmeGTGZHiHABFdeTJKhk/pub" xlink:type="simple">https://docs.google.com/document/d/1mupIBUGWwoV3Ux_ISexNR90QmeGTGZHiHABFdeTJKhk/pub</text:a></text:p>
          </table:table-cell>
          <table:table-cell table:style-name="ce5" table:formula="of:=HYPERLINK(&quot;https://docs.google.com/document/d/1mupIBUGWwoV3Ux_ISexNR90QmeGTGZHiHABFdeTJKhk/edit?usp=sharing&quot;;&quot;GIF photo booth rental Placentia&quot;)" office:value-type="string" office:string-value="GIF photo booth rental Placentia" calcext:value-type="string">
            <text:p>GIF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Placentia view</text:p>
          </table:table-cell>
          <table:table-cell/>
          <table:table-cell table:style-name="ce4" office:value-type="string" calcext:value-type="string">
            <text:p><text:a xlink:href="https://docs.google.com/document/d/1mupIBUGWwoV3Ux_ISexNR90QmeGTGZHiHABFdeTJKhk/view" xlink:type="simple">https://docs.google.com/document/d/1mupIBUGWwoV3Ux_ISexNR90QmeGTGZHiHABFdeTJKhk/view</text:a></text:p>
          </table:table-cell>
          <table:table-cell table:style-name="ce5" table:formula="of:=HYPERLINK(&quot;https://docs.google.com/document/d/1mupIBUGWwoV3Ux_ISexNR90QmeGTGZHiHABFdeTJKhk/edit?usp=sharing&quot;;&quot;GIF photo booth rental Placentia&quot;)" office:value-type="string" office:string-value="GIF photo booth rental Placentia" calcext:value-type="string">
            <text:p>GIF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Dana Point</text:p>
          </table:table-cell>
          <table:table-cell/>
          <table:table-cell table:style-name="ce4" office:value-type="string" calcext:value-type="string">
            <text:p><text:a xlink:href="https://docs.google.com/document/d/1M_MllLGQeSRsMINEJy3xH6nrNLyhJgKVpe--iAL2SCo/edit?usp=sharing" xlink:type="simple">https://docs.google.com/document/d/1M_MllLGQeSRsMINEJy3xH6nrNLyhJgKVpe--iAL2SCo/edit?usp=sharing</text:a></text:p>
          </table:table-cell>
          <table:table-cell table:style-name="ce5" table:formula="of:=HYPERLINK(&quot;https://docs.google.com/document/d/1M_MllLGQeSRsMINEJy3xH6nrNLyhJgKVpe--iAL2SCo/edit?usp=sharing&quot;;&quot;GIF photo booth rental Dana Point&quot;)" office:value-type="string" office:string-value="GIF photo booth rental Dana Point" calcext:value-type="string">
            <text:p>GIF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Dana Point pub</text:p>
          </table:table-cell>
          <table:table-cell/>
          <table:table-cell table:style-name="ce4" office:value-type="string" calcext:value-type="string">
            <text:p><text:a xlink:href="https://docs.google.com/document/d/1M_MllLGQeSRsMINEJy3xH6nrNLyhJgKVpe--iAL2SCo/pub" xlink:type="simple">https://docs.google.com/document/d/1M_MllLGQeSRsMINEJy3xH6nrNLyhJgKVpe--iAL2SCo/pub</text:a></text:p>
          </table:table-cell>
          <table:table-cell table:style-name="ce5" table:formula="of:=HYPERLINK(&quot;https://docs.google.com/document/d/1M_MllLGQeSRsMINEJy3xH6nrNLyhJgKVpe--iAL2SCo/edit?usp=sharing&quot;;&quot;GIF photo booth rental Dana Point&quot;)" office:value-type="string" office:string-value="GIF photo booth rental Dana Point" calcext:value-type="string">
            <text:p>GIF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Dana Point view</text:p>
          </table:table-cell>
          <table:table-cell/>
          <table:table-cell table:style-name="ce4" office:value-type="string" calcext:value-type="string">
            <text:p><text:a xlink:href="https://docs.google.com/document/d/1M_MllLGQeSRsMINEJy3xH6nrNLyhJgKVpe--iAL2SCo/view" xlink:type="simple">https://docs.google.com/document/d/1M_MllLGQeSRsMINEJy3xH6nrNLyhJgKVpe--iAL2SCo/view</text:a></text:p>
          </table:table-cell>
          <table:table-cell table:style-name="ce5" table:formula="of:=HYPERLINK(&quot;https://docs.google.com/document/d/1M_MllLGQeSRsMINEJy3xH6nrNLyhJgKVpe--iAL2SCo/edit?usp=sharing&quot;;&quot;GIF photo booth rental Dana Point&quot;)" office:value-type="string" office:string-value="GIF photo booth rental Dana Point" calcext:value-type="string">
            <text:p>GIF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GIF photo booth rental Portola Hills</text:p>
          </table:table-cell>
          <table:table-cell/>
          <table:table-cell table:style-name="ce4" office:value-type="string" calcext:value-type="string">
            <text:p><text:a xlink:href="https://docs.google.com/document/d/19aZg9VzL9HIbUP4nfYPGI9VQDxUTOUklWwbmJpnIIFg/edit?usp=sharing" xlink:type="simple">https://docs.google.com/document/d/19aZg9VzL9HIbUP4nfYPGI9VQDxUTOUklWwbmJpnIIFg/edit?usp=sharing</text:a></text:p>
          </table:table-cell>
          <table:table-cell table:style-name="ce5" table:formula="of:=HYPERLINK(&quot;https://docs.google.com/document/d/19aZg9VzL9HIbUP4nfYPGI9VQDxUTOUklWwbmJpnIIFg/edit?usp=sharing&quot;;&quot;GIF photo booth rental Portola Hills&quot;)" office:value-type="string" office:string-value="GIF photo booth rental Portola Hills" calcext:value-type="string">
            <text:p>GIF photo booth rental Portola Hill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GIF photo booth rental Portola Hills pub</text:p>
          </table:table-cell>
          <table:table-cell/>
          <table:table-cell table:style-name="ce4" office:value-type="string" calcext:value-type="string">
            <text:p><text:a xlink:href="https://docs.google.com/document/d/19aZg9VzL9HIbUP4nfYPGI9VQDxUTOUklWwbmJpnIIFg/pub" xlink:type="simple">https://docs.google.com/document/d/19aZg9VzL9HIbUP4nfYPGI9VQDxUTOUklWwbmJpnIIFg/pub</text:a></text:p>
          </table:table-cell>
          <table:table-cell table:style-name="ce5" table:formula="of:=HYPERLINK(&quot;https://docs.google.com/document/d/19aZg9VzL9HIbUP4nfYPGI9VQDxUTOUklWwbmJpnIIFg/edit?usp=sharing&quot;;&quot;GIF photo booth rental Portola Hills&quot;)" office:value-type="string" office:string-value="GIF photo booth rental Portola Hills" calcext:value-type="string">
            <text:p>GIF photo booth rental Portola Hill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GIF photo booth rental Portola Hills view</text:p>
          </table:table-cell>
          <table:table-cell/>
          <table:table-cell table:style-name="ce4" office:value-type="string" calcext:value-type="string">
            <text:p><text:a xlink:href="https://docs.google.com/document/d/19aZg9VzL9HIbUP4nfYPGI9VQDxUTOUklWwbmJpnIIFg/view" xlink:type="simple">https://docs.google.com/document/d/19aZg9VzL9HIbUP4nfYPGI9VQDxUTOUklWwbmJpnIIFg/view</text:a></text:p>
          </table:table-cell>
          <table:table-cell table:style-name="ce5" table:formula="of:=HYPERLINK(&quot;https://docs.google.com/document/d/19aZg9VzL9HIbUP4nfYPGI9VQDxUTOUklWwbmJpnIIFg/edit?usp=sharing&quot;;&quot;GIF photo booth rental Portola Hills&quot;)" office:value-type="string" office:string-value="GIF photo booth rental Portola Hills" calcext:value-type="string">
            <text:p>GIF photo booth rental Portola Hill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ideo photo booth rental Long Beach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Video photo booth rental Long Beach&quot;)" office:value-type="string" office:string-value="Video photo booth rental Long Beach" calcext:value-type="string">
            <text:p>Video photo booth rental Long Beac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3DQ5L4AkXch54CH2KkqJT07lv2IH2UyjkCT4GxNt9BE/edit?disco=AAABSR5rvJM&quot;; image(&quot;https://api.qrserver.com/v1/create-qr-code/?size=150x150&amp;data=https://docs.google.com/spreadsheets/d/13DQ5L4AkXch54CH2KkqJT07lv2IH2UyjkCT4GxNt9BE/edit?disco=AAABSR5rvJ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3DQ5L4AkXch54CH2KkqJT07lv2IH2UyjkCT4GxNt9BE/edit?disco=AAABSR5rvJM" xlink:type="simple">https://docs.google.com/spreadsheets/d/13DQ5L4AkXch54CH2KkqJT07lv2IH2UyjkCT4GxNt9BE/edit?disco=AAABSR5rvJM</text:a></text:p>
          </table:table-cell>
          <table:table-cell table:style-name="ce5" table:formula="of:=HYPERLINK(&quot;https://docs.google.com/spreadsheets/d/13DQ5L4AkXch54CH2KkqJT07lv2IH2UyjkCT4GxNt9BE/edit?disco=AAABSR5rvJM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-KSyBIZrUkbmQqR3n34D21n5hHEr7vuP0_Arfurqn8U/edit?disco=AAABSXt1EZE&quot;; image(&quot;https://api.qrserver.com/v1/create-qr-code/?size=150x150&amp;data=https://docs.google.com/drawings/d/1-KSyBIZrUkbmQqR3n34D21n5hHEr7vuP0_Arfurqn8U/edit?disco=AAABSXt1EZ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-KSyBIZrUkbmQqR3n34D21n5hHEr7vuP0_Arfurqn8U/edit?disco=AAABSXt1EZE" xlink:type="simple">https://docs.google.com/drawings/d/1-KSyBIZrUkbmQqR3n34D21n5hHEr7vuP0_Arfurqn8U/edit?disco=AAABSXt1EZE</text:a></text:p>
          </table:table-cell>
          <table:table-cell table:style-name="ce5" table:formula="of:=HYPERLINK(&quot;https://docs.google.com/drawings/d/1-KSyBIZrUkbmQqR3n34D21n5hHEr7vuP0_Arfurqn8U/edit?disco=AAABSXt1EZE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9aZg9VzL9HIbUP4nfYPGI9VQDxUTOUklWwbmJpnIIFg/edit?disco=AAABOsglKpo&quot;; image(&quot;https://api.qrserver.com/v1/create-qr-code/?size=150x150&amp;data=https://docs.google.com/document/d/19aZg9VzL9HIbUP4nfYPGI9VQDxUTOUklWwbmJpnIIFg/edit?disco=AAABOsglKp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9aZg9VzL9HIbUP4nfYPGI9VQDxUTOUklWwbmJpnIIFg/edit?disco=AAABOsglKpo" xlink:type="simple">https://docs.google.com/document/d/19aZg9VzL9HIbUP4nfYPGI9VQDxUTOUklWwbmJpnIIFg/edit?disco=AAABOsglKpo</text:a></text:p>
          </table:table-cell>
          <table:table-cell table:style-name="ce5" table:formula="of:=HYPERLINK(&quot;https://docs.google.com/document/d/19aZg9VzL9HIbUP4nfYPGI9VQDxUTOUklWwbmJpnIIFg/edit?disco=AAABOsglKp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_MllLGQeSRsMINEJy3xH6nrNLyhJgKVpe--iAL2SCo/edit?disco=AAABOsRb2Qo&quot;; image(&quot;https://api.qrserver.com/v1/create-qr-code/?size=150x150&amp;data=https://docs.google.com/document/d/1M_MllLGQeSRsMINEJy3xH6nrNLyhJgKVpe--iAL2SCo/edit?disco=AAABOsRb2Q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_MllLGQeSRsMINEJy3xH6nrNLyhJgKVpe--iAL2SCo/edit?disco=AAABOsRb2Qo" xlink:type="simple">https://docs.google.com/document/d/1M_MllLGQeSRsMINEJy3xH6nrNLyhJgKVpe--iAL2SCo/edit?disco=AAABOsRb2Qo</text:a></text:p>
          </table:table-cell>
          <table:table-cell table:style-name="ce5" table:formula="of:=HYPERLINK(&quot;https://docs.google.com/document/d/1M_MllLGQeSRsMINEJy3xH6nrNLyhJgKVpe--iAL2SCo/edit?disco=AAABOsRb2Q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upIBUGWwoV3Ux_ISexNR90QmeGTGZHiHABFdeTJKhk/edit?disco=AAABSPppm2Q&quot;; image(&quot;https://api.qrserver.com/v1/create-qr-code/?size=150x150&amp;data=https://docs.google.com/document/d/1mupIBUGWwoV3Ux_ISexNR90QmeGTGZHiHABFdeTJKhk/edit?disco=AAABSPppm2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upIBUGWwoV3Ux_ISexNR90QmeGTGZHiHABFdeTJKhk/edit?disco=AAABSPppm2Q" xlink:type="simple">https://docs.google.com/document/d/1mupIBUGWwoV3Ux_ISexNR90QmeGTGZHiHABFdeTJKhk/edit?disco=AAABSPppm2Q</text:a></text:p>
          </table:table-cell>
          <table:table-cell table:style-name="ce5" table:formula="of:=HYPERLINK(&quot;https://docs.google.com/document/d/1mupIBUGWwoV3Ux_ISexNR90QmeGTGZHiHABFdeTJKhk/edit?disco=AAABSPppm2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1Xw61Ohk_wuHXaOAb5Rv5zweIogDUd5H-xUX1gQfbN8/edit?disco=AAABSQMtMMc&quot;; image(&quot;https://api.qrserver.com/v1/create-qr-code/?size=150x150&amp;data=https://docs.google.com/document/d/11Xw61Ohk_wuHXaOAb5Rv5zweIogDUd5H-xUX1gQfbN8/edit?disco=AAABSQMtMM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1Xw61Ohk_wuHXaOAb5Rv5zweIogDUd5H-xUX1gQfbN8/edit?disco=AAABSQMtMMc" xlink:type="simple">https://docs.google.com/document/d/11Xw61Ohk_wuHXaOAb5Rv5zweIogDUd5H-xUX1gQfbN8/edit?disco=AAABSQMtMMc</text:a></text:p>
          </table:table-cell>
          <table:table-cell table:style-name="ce5" table:formula="of:=HYPERLINK(&quot;https://docs.google.com/document/d/11Xw61Ohk_wuHXaOAb5Rv5zweIogDUd5H-xUX1gQfbN8/edit?disco=AAABSQMtMM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ySj8MC3B2d-eZxoQyzUJ__XMSphYL19GAYK_kEsZs80/edit?disco=AAABSP01IyU&quot;; image(&quot;https://api.qrserver.com/v1/create-qr-code/?size=150x150&amp;data=https://docs.google.com/document/d/1ySj8MC3B2d-eZxoQyzUJ__XMSphYL19GAYK_kEsZs80/edit?disco=AAABSP01Iy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Sj8MC3B2d-eZxoQyzUJ__XMSphYL19GAYK_kEsZs80/edit?disco=AAABSP01IyU" xlink:type="simple">https://docs.google.com/document/d/1ySj8MC3B2d-eZxoQyzUJ__XMSphYL19GAYK_kEsZs80/edit?disco=AAABSP01IyU</text:a></text:p>
          </table:table-cell>
          <table:table-cell table:style-name="ce5" table:formula="of:=HYPERLINK(&quot;https://docs.google.com/document/d/1ySj8MC3B2d-eZxoQyzUJ__XMSphYL19GAYK_kEsZs80/edit?disco=AAABSP01Iy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r2SMkjd5vH3O0r9TvMh7Z7Aq7p3Dd0Rc4z6nCKagDjQ/edit?disco=AAABRzvscHY&quot;; image(&quot;https://api.qrserver.com/v1/create-qr-code/?size=150x150&amp;data=https://docs.google.com/document/d/1r2SMkjd5vH3O0r9TvMh7Z7Aq7p3Dd0Rc4z6nCKagDjQ/edit?disco=AAABRzvscH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r2SMkjd5vH3O0r9TvMh7Z7Aq7p3Dd0Rc4z6nCKagDjQ/edit?disco=AAABRzvscHY" xlink:type="simple">https://docs.google.com/document/d/1r2SMkjd5vH3O0r9TvMh7Z7Aq7p3Dd0Rc4z6nCKagDjQ/edit?disco=AAABRzvscHY</text:a></text:p>
          </table:table-cell>
          <table:table-cell table:style-name="ce5" table:formula="of:=HYPERLINK(&quot;https://docs.google.com/document/d/1r2SMkjd5vH3O0r9TvMh7Z7Aq7p3Dd0Rc4z6nCKagDjQ/edit?disco=AAABRzvscH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5fhMXwGPeS0B2fX-KEbh9Tmn3VPqrFfYJI_Z6XZnLZ4/edit?disco=AAABSWY-ckU&quot;; image(&quot;https://api.qrserver.com/v1/create-qr-code/?size=150x150&amp;data=https://docs.google.com/document/d/15fhMXwGPeS0B2fX-KEbh9Tmn3VPqrFfYJI_Z6XZnLZ4/edit?disco=AAABSWY-ck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5fhMXwGPeS0B2fX-KEbh9Tmn3VPqrFfYJI_Z6XZnLZ4/edit?disco=AAABSWY-ckU" xlink:type="simple">https://docs.google.com/document/d/15fhMXwGPeS0B2fX-KEbh9Tmn3VPqrFfYJI_Z6XZnLZ4/edit?disco=AAABSWY-ckU</text:a></text:p>
          </table:table-cell>
          <table:table-cell table:style-name="ce5" table:formula="of:=HYPERLINK(&quot;https://docs.google.com/document/d/15fhMXwGPeS0B2fX-KEbh9Tmn3VPqrFfYJI_Z6XZnLZ4/edit?disco=AAABSWY-ck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Gz-UMFhRux9VA9vhb1HUOz0TnP32l-H4sVs-wwYbU60/edit?disco=AAABR1zPpOU&quot;; image(&quot;https://api.qrserver.com/v1/create-qr-code/?size=150x150&amp;data=https://docs.google.com/document/d/1Gz-UMFhRux9VA9vhb1HUOz0TnP32l-H4sVs-wwYbU60/edit?disco=AAABR1zPpO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Gz-UMFhRux9VA9vhb1HUOz0TnP32l-H4sVs-wwYbU60/edit?disco=AAABR1zPpOU" xlink:type="simple">https://docs.google.com/document/d/1Gz-UMFhRux9VA9vhb1HUOz0TnP32l-H4sVs-wwYbU60/edit?disco=AAABR1zPpOU</text:a></text:p>
          </table:table-cell>
          <table:table-cell table:style-name="ce5" table:formula="of:=HYPERLINK(&quot;https://docs.google.com/document/d/1Gz-UMFhRux9VA9vhb1HUOz0TnP32l-H4sVs-wwYbU60/edit?disco=AAABR1zPpO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Lg4l_fWly-1L7BtcMwfeRwYidMR_78aB-F9m-wEWnw/edit?disco=AAABSPnTEn4&quot;; image(&quot;https://api.qrserver.com/v1/create-qr-code/?size=150x150&amp;data=https://docs.google.com/document/d/1MLg4l_fWly-1L7BtcMwfeRwYidMR_78aB-F9m-wEWnw/edit?disco=AAABSPnTEn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Lg4l_fWly-1L7BtcMwfeRwYidMR_78aB-F9m-wEWnw/edit?disco=AAABSPnTEn4" xlink:type="simple">https://docs.google.com/document/d/1MLg4l_fWly-1L7BtcMwfeRwYidMR_78aB-F9m-wEWnw/edit?disco=AAABSPnTEn4</text:a></text:p>
          </table:table-cell>
          <table:table-cell table:style-name="ce5" table:formula="of:=HYPERLINK(&quot;https://docs.google.com/document/d/1MLg4l_fWly-1L7BtcMwfeRwYidMR_78aB-F9m-wEWnw/edit?disco=AAABSPnTEn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FtoeDvfipxifj-4a5AeH-wQ9_KUlafijUj-tR1ZNyWk/edit?disco=AAABSSVrdkg&quot;; image(&quot;https://api.qrserver.com/v1/create-qr-code/?size=150x150&amp;data=https://docs.google.com/document/d/1FtoeDvfipxifj-4a5AeH-wQ9_KUlafijUj-tR1ZNyWk/edit?disco=AAABSSVrdk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toeDvfipxifj-4a5AeH-wQ9_KUlafijUj-tR1ZNyWk/edit?disco=AAABSSVrdkg" xlink:type="simple">https://docs.google.com/document/d/1FtoeDvfipxifj-4a5AeH-wQ9_KUlafijUj-tR1ZNyWk/edit?disco=AAABSSVrdkg</text:a></text:p>
          </table:table-cell>
          <table:table-cell table:style-name="ce5" table:formula="of:=HYPERLINK(&quot;https://docs.google.com/document/d/1FtoeDvfipxifj-4a5AeH-wQ9_KUlafijUj-tR1ZNyWk/edit?disco=AAABSSVrdk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S17bXs93Q-eFHepMYSfrAi_3S2EQHzpnZqQ1P6QmqZc/edit?disco=AAABSQG-GC4&quot;; image(&quot;https://api.qrserver.com/v1/create-qr-code/?size=150x150&amp;data=https://docs.google.com/document/d/1S17bXs93Q-eFHepMYSfrAi_3S2EQHzpnZqQ1P6QmqZc/edit?disco=AAABSQG-GC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17bXs93Q-eFHepMYSfrAi_3S2EQHzpnZqQ1P6QmqZc/edit?disco=AAABSQG-GC4" xlink:type="simple">https://docs.google.com/document/d/1S17bXs93Q-eFHepMYSfrAi_3S2EQHzpnZqQ1P6QmqZc/edit?disco=AAABSQG-GC4</text:a></text:p>
          </table:table-cell>
          <table:table-cell table:style-name="ce5" table:formula="of:=HYPERLINK(&quot;https://docs.google.com/document/d/1S17bXs93Q-eFHepMYSfrAi_3S2EQHzpnZqQ1P6QmqZc/edit?disco=AAABSQG-GC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Kisb002NefIEZxMyX6fzHAQIcWdUb6c56vhVps2FQrE/edit?disco=AAABSQCoqww&quot;; image(&quot;https://api.qrserver.com/v1/create-qr-code/?size=150x150&amp;data=https://docs.google.com/document/d/1Kisb002NefIEZxMyX6fzHAQIcWdUb6c56vhVps2FQrE/edit?disco=AAABSQCoqw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Kisb002NefIEZxMyX6fzHAQIcWdUb6c56vhVps2FQrE/edit?disco=AAABSQCoqww" xlink:type="simple">https://docs.google.com/document/d/1Kisb002NefIEZxMyX6fzHAQIcWdUb6c56vhVps2FQrE/edit?disco=AAABSQCoqww</text:a></text:p>
          </table:table-cell>
          <table:table-cell table:style-name="ce5" table:formula="of:=HYPERLINK(&quot;https://docs.google.com/document/d/1Kisb002NefIEZxMyX6fzHAQIcWdUb6c56vhVps2FQrE/edit?disco=AAABSQCoqw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65WDOEG12vJKNgzE6YDMJ-zycv22gW7st4e37qDu42c/edit?disco=AAABSQzFBqo&quot;; image(&quot;https://api.qrserver.com/v1/create-qr-code/?size=150x150&amp;data=https://docs.google.com/document/d/165WDOEG12vJKNgzE6YDMJ-zycv22gW7st4e37qDu42c/edit?disco=AAABSQzFBq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65WDOEG12vJKNgzE6YDMJ-zycv22gW7st4e37qDu42c/edit?disco=AAABSQzFBqo" xlink:type="simple">https://docs.google.com/document/d/165WDOEG12vJKNgzE6YDMJ-zycv22gW7st4e37qDu42c/edit?disco=AAABSQzFBqo</text:a></text:p>
          </table:table-cell>
          <table:table-cell table:style-name="ce5" table:formula="of:=HYPERLINK(&quot;https://docs.google.com/document/d/165WDOEG12vJKNgzE6YDMJ-zycv22gW7st4e37qDu42c/edit?disco=AAABSQzFBq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7KHgcKXkRnRULcMRZncn5-VE14c7XGtKWrkX9wJOMM0/edit?disco=AAABSQa_AHs&quot;; image(&quot;https://api.qrserver.com/v1/create-qr-code/?size=150x150&amp;data=https://docs.google.com/document/d/17KHgcKXkRnRULcMRZncn5-VE14c7XGtKWrkX9wJOMM0/edit?disco=AAABSQa_AH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7KHgcKXkRnRULcMRZncn5-VE14c7XGtKWrkX9wJOMM0/edit?disco=AAABSQa_AHs" xlink:type="simple">https://docs.google.com/document/d/17KHgcKXkRnRULcMRZncn5-VE14c7XGtKWrkX9wJOMM0/edit?disco=AAABSQa_AHs</text:a></text:p>
          </table:table-cell>
          <table:table-cell table:style-name="ce5" table:formula="of:=HYPERLINK(&quot;https://docs.google.com/document/d/17KHgcKXkRnRULcMRZncn5-VE14c7XGtKWrkX9wJOMM0/edit?disco=AAABSQa_AH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ZflYHAZz7JArd4h_TEqxm-0HxQ0D6Vr1RIfpBoBMoTU/edit?disco=AAABSRo6rvA&quot;; image(&quot;https://api.qrserver.com/v1/create-qr-code/?size=150x150&amp;data=https://docs.google.com/document/d/1ZflYHAZz7JArd4h_TEqxm-0HxQ0D6Vr1RIfpBoBMoTU/edit?disco=AAABSRo6rv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flYHAZz7JArd4h_TEqxm-0HxQ0D6Vr1RIfpBoBMoTU/edit?disco=AAABSRo6rvA" xlink:type="simple">https://docs.google.com/document/d/1ZflYHAZz7JArd4h_TEqxm-0HxQ0D6Vr1RIfpBoBMoTU/edit?disco=AAABSRo6rvA</text:a></text:p>
          </table:table-cell>
          <table:table-cell table:style-name="ce5" table:formula="of:=HYPERLINK(&quot;https://docs.google.com/document/d/1ZflYHAZz7JArd4h_TEqxm-0HxQ0D6Vr1RIfpBoBMoTU/edit?disco=AAABSRo6rv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N-5xP51yyfxcvWVcgbk3rrfLTqVMrYy4jFU0tY2LZ0E/edit?disco=AAABSRuZwV4&quot;; image(&quot;https://api.qrserver.com/v1/create-qr-code/?size=150x150&amp;data=https://docs.google.com/document/d/1N-5xP51yyfxcvWVcgbk3rrfLTqVMrYy4jFU0tY2LZ0E/edit?disco=AAABSRuZwV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N-5xP51yyfxcvWVcgbk3rrfLTqVMrYy4jFU0tY2LZ0E/edit?disco=AAABSRuZwV4" xlink:type="simple">https://docs.google.com/document/d/1N-5xP51yyfxcvWVcgbk3rrfLTqVMrYy4jFU0tY2LZ0E/edit?disco=AAABSRuZwV4</text:a></text:p>
          </table:table-cell>
          <table:table-cell table:style-name="ce5" table:formula="of:=HYPERLINK(&quot;https://docs.google.com/document/d/1N-5xP51yyfxcvWVcgbk3rrfLTqVMrYy4jFU0tY2LZ0E/edit?disco=AAABSRuZwV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x77jpiyjGODVYIiV98M8ZdoZAsAOumIA2Mm2MaAy3C8/edit?disco=AAABSSJ4ORY&quot;; image(&quot;https://api.qrserver.com/v1/create-qr-code/?size=150x150&amp;data=https://docs.google.com/document/d/1x77jpiyjGODVYIiV98M8ZdoZAsAOumIA2Mm2MaAy3C8/edit?disco=AAABSSJ4OR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x77jpiyjGODVYIiV98M8ZdoZAsAOumIA2Mm2MaAy3C8/edit?disco=AAABSSJ4ORY" xlink:type="simple">https://docs.google.com/document/d/1x77jpiyjGODVYIiV98M8ZdoZAsAOumIA2Mm2MaAy3C8/edit?disco=AAABSSJ4ORY</text:a></text:p>
          </table:table-cell>
          <table:table-cell table:style-name="ce5" table:formula="of:=HYPERLINK(&quot;https://docs.google.com/document/d/1x77jpiyjGODVYIiV98M8ZdoZAsAOumIA2Mm2MaAy3C8/edit?disco=AAABSSJ4OR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lOTf1UjaOs1ATV1gWzk5XPood2uPYs1YAJo_0udzTf8/edit?disco=AAABSSKfTpc&quot;; image(&quot;https://api.qrserver.com/v1/create-qr-code/?size=150x150&amp;data=https://docs.google.com/document/d/1lOTf1UjaOs1ATV1gWzk5XPood2uPYs1YAJo_0udzTf8/edit?disco=AAABSSKfTp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lOTf1UjaOs1ATV1gWzk5XPood2uPYs1YAJo_0udzTf8/edit?disco=AAABSSKfTpc" xlink:type="simple">https://docs.google.com/document/d/1lOTf1UjaOs1ATV1gWzk5XPood2uPYs1YAJo_0udzTf8/edit?disco=AAABSSKfTpc</text:a></text:p>
          </table:table-cell>
          <table:table-cell table:style-name="ce5" table:formula="of:=HYPERLINK(&quot;https://docs.google.com/document/d/1lOTf1UjaOs1ATV1gWzk5XPood2uPYs1YAJo_0udzTf8/edit?disco=AAABSSKfTp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TcWw9mRDC3Z_kbxs8TYKFB01JUNSOey9tRX-Ne3_u84/edit?disco=AAABSSY4MN0&quot;; image(&quot;https://api.qrserver.com/v1/create-qr-code/?size=150x150&amp;data=https://docs.google.com/document/d/1TcWw9mRDC3Z_kbxs8TYKFB01JUNSOey9tRX-Ne3_u84/edit?disco=AAABSSY4MN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TcWw9mRDC3Z_kbxs8TYKFB01JUNSOey9tRX-Ne3_u84/edit?disco=AAABSSY4MN0" xlink:type="simple">https://docs.google.com/document/d/1TcWw9mRDC3Z_kbxs8TYKFB01JUNSOey9tRX-Ne3_u84/edit?disco=AAABSSY4MN0</text:a></text:p>
          </table:table-cell>
          <table:table-cell table:style-name="ce5" table:formula="of:=HYPERLINK(&quot;https://docs.google.com/document/d/1TcWw9mRDC3Z_kbxs8TYKFB01JUNSOey9tRX-Ne3_u84/edit?disco=AAABSSY4MN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xlgPgDmk3Cf75jCtBMv0QzGpIn3GkuN40fpM3nFpiKs/edit?disco=AAABSPtUCnk&quot;; image(&quot;https://api.qrserver.com/v1/create-qr-code/?size=150x150&amp;data=https://docs.google.com/document/d/1xlgPgDmk3Cf75jCtBMv0QzGpIn3GkuN40fpM3nFpiKs/edit?disco=AAABSPtUCn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xlgPgDmk3Cf75jCtBMv0QzGpIn3GkuN40fpM3nFpiKs/edit?disco=AAABSPtUCnk" xlink:type="simple">https://docs.google.com/document/d/1xlgPgDmk3Cf75jCtBMv0QzGpIn3GkuN40fpM3nFpiKs/edit?disco=AAABSPtUCnk</text:a></text:p>
          </table:table-cell>
          <table:table-cell table:style-name="ce5" table:formula="of:=HYPERLINK(&quot;https://docs.google.com/document/d/1xlgPgDmk3Cf75jCtBMv0QzGpIn3GkuN40fpM3nFpiKs/edit?disco=AAABSPtUCn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nCh91Je9H_hkebyfvGywXyrdKS5VN-yMXGyQHuoNcY/edit?disco=AAABSPGVhaQ&quot;; image(&quot;https://api.qrserver.com/v1/create-qr-code/?size=150x150&amp;data=https://docs.google.com/document/d/1InCh91Je9H_hkebyfvGywXyrdKS5VN-yMXGyQHuoNcY/edit?disco=AAABSPGVha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nCh91Je9H_hkebyfvGywXyrdKS5VN-yMXGyQHuoNcY/edit?disco=AAABSPGVhaQ" xlink:type="simple">https://docs.google.com/document/d/1InCh91Je9H_hkebyfvGywXyrdKS5VN-yMXGyQHuoNcY/edit?disco=AAABSPGVhaQ</text:a></text:p>
          </table:table-cell>
          <table:table-cell table:style-name="ce5" table:formula="of:=HYPERLINK(&quot;https://docs.google.com/document/d/1InCh91Je9H_hkebyfvGywXyrdKS5VN-yMXGyQHuoNcY/edit?disco=AAABSPGVha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onyfp0X8TLGPi2vHyKYvTbJLQDMPoVCxlYaqY61YnO0/edit?disco=AAABSRYJyfM&quot;; image(&quot;https://api.qrserver.com/v1/create-qr-code/?size=150x150&amp;data=https://docs.google.com/presentation/d/1onyfp0X8TLGPi2vHyKYvTbJLQDMPoVCxlYaqY61YnO0/edit?disco=AAABSRYJyf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onyfp0X8TLGPi2vHyKYvTbJLQDMPoVCxlYaqY61YnO0/edit?disco=AAABSRYJyfM" xlink:type="simple">https://docs.google.com/presentation/d/1onyfp0X8TLGPi2vHyKYvTbJLQDMPoVCxlYaqY61YnO0/edit?disco=AAABSRYJyfM</text:a></text:p>
          </table:table-cell>
          <table:table-cell table:style-name="ce5" table:formula="of:=HYPERLINK(&quot;https://docs.google.com/presentation/d/1onyfp0X8TLGPi2vHyKYvTbJLQDMPoVCxlYaqY61YnO0/edit?disco=AAABSRYJyfM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39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deo_20_photo_20_booth_20_rental_20_Long_20_Beach" style:display-name="PageStyle_Video photo booth rental Long Bea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6" meta:object-count="0"/>
    <meta:generator>LibreOfficeDev/6.0.5.2$Linux_X86_64 LibreOffice_project/</meta:generator>
  </office:meta>
</office:document-meta>
</file>